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criptualeW04-Bold" svg:font-family="ScriptualeW04-Bold" style:font-family-generic="swiss" style:font-pitch="variable"/>
  </office:font-face-decls>
  <office:automatic-styles>
    <style:style style:name="P1" style:family="paragraph" style:parent-style-name="Heading_20_1" style:master-page-name="First_20_Page">
      <style:paragraph-properties style:page-number="auto"/>
      <style:text-properties officeooo:rsid="001e371e" officeooo:paragraph-rsid="001e371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8.049cm" style:type="right" style:leader-style="dotted" style:leader-text="."/>
        </style:tab-stops>
      </style:paragraph-properties>
    </style:style>
    <style:style style:name="P4" style:family="paragraph" style:parent-style-name="Contents_20_2">
      <style:paragraph-properties>
        <style:tab-stops>
          <style:tab-stop style:position="7.549cm" style:type="right" style:leader-style="dotted" style:leader-text="."/>
        </style:tab-stops>
      </style:paragraph-properties>
    </style:style>
    <style:style style:name="P5" style:family="paragraph" style:parent-style-name="Contents_20_3">
      <style:paragraph-properties>
        <style:tab-stops>
          <style:tab-stop style:position="7.049cm" style:type="right" style:leader-style="dotted" style:leader-text="."/>
        </style:tab-stops>
      </style:paragraph-properties>
    </style:style>
    <style:style style:name="P6" style:family="paragraph" style:parent-style-name="Contents_20_4">
      <style:paragraph-properties>
        <style:tab-stops>
          <style:tab-stop style:position="6.549cm" style:type="right" style:leader-style="dotted" style:leader-text="."/>
        </style:tab-stops>
      </style:paragraph-properties>
    </style:style>
    <style:style style:name="P7" style:family="paragraph" style:parent-style-name="Text_20_body">
      <style:text-properties officeooo:rsid="001e371e" officeooo:paragraph-rsid="001e371e"/>
    </style:style>
    <style:style style:name="P8" style:family="paragraph" style:parent-style-name="Heading_20_1">
      <style:paragraph-properties fo:break-before="page"/>
    </style:style>
    <style:style style:name="P9" style:family="paragraph" style:parent-style-name="Heading_20_1">
      <style:paragraph-properties fo:margin-left="0cm" fo:margin-right="0cm" fo:text-indent="0cm" style:auto-text-indent="false"/>
    </style:style>
    <style:style style:name="P10" style:family="paragraph" style:parent-style-name="Heading_20_1">
      <style:paragraph-properties fo:text-align="start" style:justify-single-word="false" fo:break-before="page"/>
    </style:style>
    <style:style style:name="P11" style:family="paragraph" style:parent-style-name="Heading_20_2">
      <style:paragraph-properties fo:margin-left="0cm" fo:margin-right="0cm" fo:text-indent="0cm" style:auto-text-indent="false"/>
    </style:style>
    <style:style style:name="P12" style:family="paragraph" style:parent-style-name="Heading_20_1">
      <style:paragraph-properties fo:margin-left="0cm" fo:margin-right="0cm" fo:text-align="start" style:justify-single-word="false" fo:text-indent="0cm" style:auto-text-indent="false" fo:break-before="page"/>
    </style:style>
    <style:style style:name="P13" style:family="paragraph" style:parent-style-name="Heading_20_3">
      <style:paragraph-properties fo:margin-left="0cm" fo:margin-right="0cm" fo:text-indent="0cm" style:auto-text-indent="false"/>
    </style:style>
    <style:style style:name="P14" style:family="paragraph" style:parent-style-name="Text_20_body">
      <style:text-properties officeooo:paragraph-rsid="00370228"/>
    </style:style>
    <style:style style:name="P15" style:family="paragraph" style:parent-style-name="Heading_20_3">
      <style:paragraph-properties fo:break-before="page"/>
    </style:style>
    <style:style style:name="P16" style:family="paragraph" style:parent-style-name="Text_20_body">
      <style:text-properties officeooo:paragraph-rsid="002f3f88"/>
    </style:style>
    <style:style style:name="P17" style:family="paragraph" style:parent-style-name="Lista_20_personalizada">
      <style:text-properties officeooo:paragraph-rsid="002f3f88"/>
    </style:style>
    <style:style style:name="P18" style:family="paragraph" style:parent-style-name="Lista_20_personalizada" style:list-style-name="">
      <style:text-properties officeooo:paragraph-rsid="002f3f88"/>
    </style:style>
    <style:style style:name="P19" style:family="paragraph" style:parent-style-name="Quotations">
      <style:text-properties officeooo:paragraph-rsid="002f3f88"/>
    </style:style>
    <style:style style:name="P20" style:family="paragraph" style:parent-style-name="Lista_20_personalizada" style:list-style-name="L1"/>
    <style:style style:name="P21" style:family="paragraph" style:parent-style-name="Lista_20_personalizada" style:list-style-name="L1">
      <style:text-properties officeooo:rsid="004b119a" officeooo:paragraph-rsid="004b119a"/>
    </style:style>
    <style:style style:name="P22" style:family="paragraph" style:parent-style-name="Lista_20_personalizada" style:list-style-name=""/>
    <style:style style:name="P23" style:family="paragraph" style:parent-style-name="Heading_20_2">
      <style:paragraph-properties fo:margin-left="0cm" fo:margin-right="0cm" fo:text-indent="0cm" style:auto-text-indent="false" fo:break-before="page"/>
    </style:style>
    <style:style style:name="P24" style:family="paragraph" style:parent-style-name="Heading_20_1">
      <style:paragraph-properties fo:margin-left="0cm" fo:margin-right="0cm" fo:text-indent="0cm" style:auto-text-indent="false" fo:break-before="page"/>
      <style:text-properties officeooo:paragraph-rsid="002f3f88"/>
    </style:style>
    <style:style style:name="P25" style:family="paragraph" style:parent-style-name="Lista_20_personalizada" style:list-style-name="List_20_1"/>
    <style:style style:name="P26" style:family="paragraph" style:parent-style-name="Heading_20_4">
      <style:paragraph-properties fo:margin-left="0cm" fo:margin-right="0cm" fo:text-indent="0cm" style:auto-text-indent="false"/>
    </style:style>
    <style:style style:name="P27" style:family="paragraph" style:parent-style-name="Heading_20_1">
      <style:paragraph-properties fo:margin-left="0cm" fo:margin-right="0cm" fo:text-indent="0cm" style:auto-text-indent="false" fo:break-before="page"/>
    </style:style>
    <style:style style:name="P28" style:family="paragraph" style:parent-style-name="Text_20_body">
      <style:text-properties officeooo:rsid="00202623" officeooo:paragraph-rsid="00202623"/>
    </style:style>
    <style:style style:name="P29" style:family="paragraph" style:parent-style-name="Quotations">
      <style:text-properties fo:font-style="italic" style:font-style-asian="italic" style:font-style-complex="italic"/>
    </style:style>
    <style:style style:name="P30" style:family="paragraph" style:parent-style-name="Text_20_body">
      <style:paragraph-properties fo:margin-left="0cm" fo:margin-right="0cm" fo:text-indent="0cm" style:auto-text-indent="false"/>
      <style:text-properties officeooo:rsid="00208eba" officeooo:paragraph-rsid="00208eba"/>
    </style:style>
    <style:style style:name="P31" style:family="paragraph" style:parent-style-name="Text_20_body">
      <style:text-properties officeooo:rsid="0020c09d" officeooo:paragraph-rsid="0020c09d"/>
    </style:style>
    <style:style style:name="P32" style:family="paragraph" style:parent-style-name="Heading_20_3">
      <style:text-properties officeooo:paragraph-rsid="0020c09d"/>
    </style:style>
    <style:style style:name="P33" style:family="paragraph" style:parent-style-name="Lista_20_personalizada">
      <style:text-properties officeooo:paragraph-rsid="004098bc"/>
    </style:style>
    <style:style style:name="P34" style:family="paragraph" style:parent-style-name="Lista_20_personalizada">
      <style:text-properties officeooo:paragraph-rsid="002848c2"/>
    </style:style>
    <style:style style:name="P35" style:family="paragraph" style:parent-style-name="Text_20_body">
      <style:text-properties officeooo:paragraph-rsid="0020c09d"/>
    </style:style>
    <style:style style:name="P36" style:family="paragraph" style:parent-style-name="Text_20_body">
      <style:text-properties officeooo:paragraph-rsid="002304b0"/>
    </style:style>
    <style:style style:name="P37" style:family="paragraph" style:parent-style-name="Lista_20_personalizada">
      <style:paragraph-properties fo:text-align="justify" style:justify-single-word="false"/>
    </style:style>
    <style:style style:name="P38" style:family="paragraph" style:parent-style-name="Lista_20_personalizada">
      <style:text-properties officeooo:paragraph-rsid="00420094"/>
    </style:style>
    <style:style style:name="P39" style:family="paragraph" style:parent-style-name="Heading_20_3">
      <style:paragraph-properties fo:margin-left="0cm" fo:margin-right="0cm" fo:text-indent="0cm" style:auto-text-indent="false"/>
      <style:text-properties officeooo:rsid="0020c09d" officeooo:paragraph-rsid="0020c09d"/>
    </style:style>
    <style:style style:name="P40" style:family="paragraph" style:parent-style-name="Text_20_body">
      <style:paragraph-properties fo:margin-left="0cm" fo:margin-right="0cm" fo:text-indent="0cm" style:auto-text-indent="false"/>
      <style:text-properties officeooo:rsid="0020c09d" officeooo:paragraph-rsid="0020c09d"/>
    </style:style>
    <style:style style:name="P41" style:family="paragraph" style:parent-style-name="Text_20_body">
      <style:paragraph-properties fo:margin-left="0cm" fo:margin-right="0cm" fo:text-indent="0cm" style:auto-text-indent="false"/>
      <style:text-properties officeooo:paragraph-rsid="0020c09d"/>
    </style:style>
    <style:style style:name="P42" style:family="paragraph" style:parent-style-name="Lista_20_personalizada">
      <style:text-properties officeooo:paragraph-rsid="0043dffd"/>
    </style:style>
    <style:style style:name="P43" style:family="paragraph" style:parent-style-name="Text_20_body">
      <style:text-properties officeooo:rsid="003a5e06" officeooo:paragraph-rsid="003a5e06"/>
    </style:style>
    <style:style style:name="P44" style:family="paragraph" style:parent-style-name="Text_20_body">
      <style:text-properties officeooo:rsid="001e8119" officeooo:paragraph-rsid="001e8119"/>
    </style:style>
    <style:style style:name="P45" style:family="paragraph" style:parent-style-name="Heading_20_2">
      <style:text-properties officeooo:rsid="001ecaf7" officeooo:paragraph-rsid="001ecaf7"/>
    </style:style>
    <style:style style:name="P46" style:family="paragraph" style:parent-style-name="Text_20_body">
      <style:text-properties officeooo:paragraph-rsid="001ecaf7"/>
    </style:style>
    <style:style style:name="P47" style:family="paragraph" style:parent-style-name="Quotations">
      <style:text-properties officeooo:paragraph-rsid="002eb1f3"/>
    </style:style>
    <style:style style:name="P48" style:family="paragraph" style:parent-style-name="Heading_20_3">
      <style:paragraph-properties fo:margin-left="0cm" fo:margin-right="0cm" fo:text-indent="0cm" style:auto-text-indent="false"/>
      <style:text-properties fo:font-size="14pt" style:font-size-asian="14pt" style:font-size-complex="14pt"/>
    </style:style>
    <style:style style:name="P49" style:family="paragraph" style:parent-style-name="Text_20_body">
      <style:text-properties officeooo:paragraph-rsid="0054ad83"/>
    </style:style>
    <style:style style:name="P50" style:family="paragraph" style:parent-style-name="Lista_20_personalizada">
      <style:text-properties officeooo:paragraph-rsid="00518905"/>
    </style:style>
    <style:style style:name="P51" style:family="paragraph" style:parent-style-name="Text_20_body">
      <style:text-properties officeooo:rsid="00518905" officeooo:paragraph-rsid="0051c67b"/>
    </style:style>
    <style:style style:name="P52" style:family="paragraph" style:parent-style-name="Text_20_body">
      <style:text-properties officeooo:rsid="00518905" officeooo:paragraph-rsid="00518905"/>
    </style:style>
    <style:style style:name="P53" style:family="paragraph" style:parent-style-name="Text_20_body">
      <style:text-properties officeooo:paragraph-rsid="004f76e4"/>
    </style:style>
    <style:style style:name="P54" style:family="paragraph" style:parent-style-name="Text_20_body">
      <style:text-properties officeooo:rsid="0051c67b" officeooo:paragraph-rsid="0051c67b"/>
    </style:style>
    <style:style style:name="P55" style:family="paragraph" style:parent-style-name="Heading_20_3">
      <style:paragraph-properties fo:margin-left="0cm" fo:margin-right="0cm" fo:text-indent="0cm" style:auto-text-indent="false"/>
      <style:text-properties officeooo:rsid="00518905"/>
    </style:style>
    <style:style style:name="P56" style:family="paragraph" style:parent-style-name="Standard">
      <style:text-properties officeooo:rsid="00181524" officeooo:paragraph-rsid="00181524"/>
    </style:style>
    <style:style style:name="T1" style:family="text">
      <style:text-properties officeooo:rsid="002c839f"/>
    </style:style>
    <style:style style:name="T2" style:family="text">
      <style:text-properties fo:font-weight="bold" style:font-weight-asian="bold" style:font-weight-complex="bold"/>
    </style:style>
    <style:style style:name="T3" style:family="text">
      <style:text-properties fo:font-weight="bold" officeooo:rsid="001e371e" style:font-weight-asian="bold" style:font-weight-complex="bold"/>
    </style:style>
    <style:style style:name="T4" style:family="text">
      <style:text-properties fo:font-style="italic" fo:font-weight="bold" officeooo:rsid="002f3f88"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officeooo:rsid="002f3f88" style:font-style-asian="italic" style:font-style-complex="italic"/>
    </style:style>
    <style:style style:name="T8" style:family="text">
      <style:text-properties officeooo:rsid="004b119a"/>
    </style:style>
    <style:style style:name="T9" style:family="text">
      <style:text-properties officeooo:rsid="004cf7f2"/>
    </style:style>
    <style:style style:name="T10" style:family="text">
      <style:text-properties officeooo:rsid="004b1ab4"/>
    </style:style>
    <style:style style:name="T11" style:family="text">
      <style:text-properties officeooo:rsid="001ecaf7"/>
    </style:style>
    <style:style style:name="T12" style:family="text">
      <style:text-properties fo:font-weight="normal" style:font-weight-asian="normal" style:font-weight-complex="normal"/>
    </style:style>
    <style:style style:name="T13" style:family="text">
      <style:text-properties officeooo:rsid="004098bc"/>
    </style:style>
    <style:style style:name="T14" style:family="text">
      <style:text-properties officeooo:rsid="00202623"/>
    </style:style>
    <style:style style:name="T15" style:family="text">
      <style:text-properties fo:font-weight="normal" officeooo:rsid="00202623" style:font-weight-asian="normal" style:font-weight-complex="normal"/>
    </style:style>
    <style:style style:name="T16" style:family="text">
      <style:text-properties fo:font-style="italic" fo:font-weight="bold" officeooo:rsid="00202623" style:font-style-asian="italic" style:font-weight-asian="bold" style:font-style-complex="italic" style:font-weight-complex="bold"/>
    </style:style>
    <style:style style:name="T17" style:family="text">
      <style:text-properties fo:font-style="italic" officeooo:rsid="00202623" style:font-style-asian="italic" style:font-style-complex="italic"/>
    </style:style>
    <style:style style:name="T18" style:family="text">
      <style:text-properties fo:font-style="italic" officeooo:rsid="00208eba" style:font-style-asian="italic" style:font-style-complex="italic"/>
    </style:style>
    <style:style style:name="T19" style:family="text">
      <style:text-properties officeooo:rsid="00208eba"/>
    </style:style>
    <style:style style:name="T20" style:family="text">
      <style:text-properties fo:font-weight="normal" officeooo:rsid="00208eba" style:font-weight-asian="normal" style:font-weight-complex="normal"/>
    </style:style>
    <style:style style:name="T21" style:family="text">
      <style:text-properties officeooo:rsid="002304b0"/>
    </style:style>
    <style:style style:name="T22" style:family="text">
      <style:text-properties fo:font-weight="normal" officeooo:rsid="0020c09d" style:font-weight-asian="normal" style:font-weight-complex="normal"/>
    </style:style>
    <style:style style:name="T23" style:family="text">
      <style:text-properties fo:font-weight="normal" officeooo:rsid="002304b0"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italic" fo:font-weight="bold" officeooo:rsid="004098bc" style:font-style-asian="italic" style:font-weight-asian="bold" style:font-style-complex="italic" style:font-weight-complex="bold"/>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2848c2"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848c2" style:font-style-asian="normal" style:font-weight-asian="normal" style:font-style-complex="normal" style:font-weight-complex="normal"/>
    </style:style>
    <style:style style:name="T30" style:family="text">
      <style:text-properties fo:font-style="normal" fo:font-weight="normal" officeooo:rsid="0020c09d" style:font-style-asian="normal" style:font-weight-asian="normal" style:font-style-complex="normal" style:font-weight-complex="normal"/>
    </style:style>
    <style:style style:name="T31" style:family="text">
      <style:text-properties fo:font-style="normal" fo:font-weight="normal" officeooo:rsid="002304b0" style:font-style-asian="normal" style:font-weight-asian="normal" style:font-style-complex="normal" style:font-weight-complex="normal"/>
    </style:style>
    <style:style style:name="T32" style:family="text">
      <style:text-properties fo:font-style="normal" fo:font-weight="normal" officeooo:rsid="0023e636" style:font-style-asian="normal" style:font-weight-asian="normal" style:font-style-complex="normal" style:font-weight-complex="normal"/>
    </style:style>
    <style:style style:name="T33" style:family="text">
      <style:text-properties fo:font-style="normal" fo:font-weight="normal" officeooo:rsid="0023a951" style:font-style-asian="normal" style:font-weight-asian="normal" style:font-style-complex="normal" style:font-weight-complex="normal"/>
    </style:style>
    <style:style style:name="T34" style:family="text">
      <style:text-properties fo:font-style="normal" fo:font-weight="bold" officeooo:rsid="0023a951" style:font-style-asian="normal" style:font-weight-asian="bold" style:font-style-complex="normal" style:font-weight-complex="bold"/>
    </style:style>
    <style:style style:name="T35" style:family="text">
      <style:text-properties fo:font-style="normal" fo:font-weight="bold" officeooo:rsid="0023e636" style:font-style-asian="normal" style:font-weight-asian="bold" style:font-style-complex="normal" style:font-weight-complex="bold"/>
    </style:style>
    <style:style style:name="T36" style:family="text">
      <style:text-properties fo:font-style="italic" fo:font-weight="bold" officeooo:rsid="0023a951" style:font-style-asian="italic" style:font-weight-asian="bold" style:font-style-complex="italic" style:font-weight-complex="bold"/>
    </style:style>
    <style:style style:name="T37" style:family="text">
      <style:text-properties fo:font-style="italic" fo:font-weight="bold" officeooo:rsid="0023e636" style:font-style-asian="italic" style:font-weight-asian="bold" style:font-style-complex="italic" style:font-weight-complex="bold"/>
    </style:style>
    <style:style style:name="T38" style:family="text">
      <style:text-properties fo:font-style="italic" fo:font-weight="bold" officeooo:rsid="00420094" style:font-style-asian="italic" style:font-weight-asian="bold" style:font-style-complex="italic" style:font-weight-complex="bold"/>
    </style:style>
    <style:style style:name="T39" style:family="text">
      <style:text-properties fo:font-style="italic" fo:font-weight="bold" officeooo:rsid="002848c2" style:font-style-asian="italic" style:font-weight-asian="bold" style:font-style-complex="italic" style:font-weight-complex="bold"/>
    </style:style>
    <style:style style:name="T40" style:family="text">
      <style:text-properties fo:font-style="normal" style:text-underline-style="none" fo:font-weight="bold" style:font-style-asian="normal" style:font-weight-asian="bold" style:font-style-complex="normal" style:font-weight-complex="bold"/>
    </style:style>
    <style:style style:name="T41" style:family="text">
      <style:text-properties fo:font-style="italic" style:text-underline-style="none" fo:font-weight="bold" style:font-style-asian="italic" style:font-weight-asian="bold" style:font-style-complex="italic" style:font-weight-complex="bold"/>
    </style:style>
    <style:style style:name="T42" style:family="text">
      <style:text-properties fo:font-style="italic" style:text-underline-style="none" fo:font-weight="bold" officeooo:rsid="00420094" style:font-style-asian="italic" style:font-weight-asian="bold" style:font-style-complex="italic" style:font-weight-complex="bold"/>
    </style:style>
    <style:style style:name="T43" style:family="text">
      <style:text-properties fo:font-style="italic" style:text-underline-style="none" fo:font-weight="bold" officeooo:rsid="002848c2" style:font-style-asian="italic" style:font-weight-asian="bold" style:font-style-complex="italic" style:font-weight-complex="bold"/>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286770" style:font-style-asian="normal" style:font-weight-asian="normal" style:font-style-complex="normal" style:font-weight-complex="normal"/>
    </style:style>
    <style:style style:name="T46" style:family="text">
      <style:text-properties fo:font-style="italic" fo:font-weight="bold" officeooo:rsid="0028e8a2" style:font-style-asian="italic" style:font-weight-asian="bold" style:font-style-complex="italic" style:font-weight-complex="bold"/>
    </style:style>
    <style:style style:name="T47" style:family="text">
      <style:text-properties officeooo:rsid="00249aea"/>
    </style:style>
    <style:style style:name="T48" style:family="text">
      <style:text-properties fo:font-weight="normal" officeooo:rsid="0028e8a2" style:font-weight-asian="normal" style:font-weight-complex="normal"/>
    </style:style>
    <style:style style:name="T49" style:family="text">
      <style:text-properties fo:font-weight="bold" officeooo:rsid="0020c09d" style:font-weight-asian="bold" style:font-weight-complex="bold"/>
    </style:style>
    <style:style style:name="T50" style:family="text">
      <style:text-properties fo:font-style="italic" fo:font-weight="bold" officeooo:rsid="00320585" style:font-style-asian="italic" style:font-weight-asian="bold" style:font-style-complex="italic" style:font-weight-complex="bold"/>
    </style:style>
    <style:style style:name="T51" style:family="text">
      <style:text-properties fo:font-style="normal" officeooo:rsid="0043dffd" style:font-style-asian="normal" style:font-style-complex="normal"/>
    </style:style>
    <style:style style:name="T52" style:family="text">
      <style:text-properties fo:font-style="italic" fo:font-weight="bold" officeooo:rsid="0043dffd" style:font-style-asian="italic" style:font-weight-asian="bold" style:font-style-complex="italic" style:font-weight-complex="bold"/>
    </style:style>
    <style:style style:name="T53" style:family="text">
      <style:text-properties officeooo:rsid="004fc9af"/>
    </style:style>
    <style:style style:name="T54" style:family="text">
      <style:text-properties officeooo:rsid="003904d6"/>
    </style:style>
    <style:style style:name="T55" style:family="text">
      <style:text-properties officeooo:rsid="00506fdd"/>
    </style:style>
    <style:style style:name="T56" style:family="text">
      <style:text-properties officeooo:rsid="001e8119"/>
    </style:style>
    <style:style style:name="T57" style:family="text">
      <style:text-properties fo:font-weight="normal" officeooo:rsid="001ecaf7" style:font-weight-asian="normal" style:font-weight-complex="normal"/>
    </style:style>
    <style:style style:name="T58" style:family="text">
      <style:text-properties officeooo:rsid="002eb1f3"/>
    </style:style>
    <style:style style:name="T59" style:family="text">
      <style:text-properties fo:font-weight="bold" officeooo:rsid="002eb1f3" style:font-weight-asian="bold" style:font-weight-complex="bold"/>
    </style:style>
    <style:style style:name="T60" style:family="text">
      <style:text-properties officeooo:rsid="0054ad83"/>
    </style:style>
    <style:style style:name="T61" style:family="text">
      <style:text-properties style:font-name="Liberation Serif"/>
    </style:style>
    <style:style style:name="T62" style:family="text">
      <style:text-properties officeooo:rsid="003c8a95"/>
    </style:style>
    <style:style style:name="T63" style:family="text">
      <style:text-properties officeooo:rsid="00518905"/>
    </style:style>
    <style:style style:name="T64" style:family="text">
      <style:text-properties fo:font-weight="normal" officeooo:rsid="00518905" style:font-weight-asian="normal" style:font-weight-complex="normal"/>
    </style:style>
    <style:style style:name="T65" style:family="text">
      <style:text-properties officeooo:rsid="0051c67b"/>
    </style:style>
    <style:style style:name="T66" style:family="text">
      <style:text-properties officeooo:rsid="004f76e4"/>
    </style:style>
    <style:style style:name="T67" style:family="text">
      <style:text-properties officeooo:rsid="003bcfd9"/>
    </style:style>
    <style:style style:name="T68" style:family="text">
      <style:text-properties style:font-name="Liberation Serif" officeooo:rsid="0051c67b"/>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734cm" fo:text-indent="-0.635cm" fo:margin-left="0.73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_RefHeading___Toc1070_2405630879"/></text:h>
      <text:table-of-content text:style-name="Sect1" text:protected="true" text:name="Sumario1">
        <text:table-of-content-source text:outline-level="4">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Sumario</text:p>
          </text:index-title>
          <text:p text:style-name="P3"><text:a xlink:type="simple" xlink:href="#__RefHeading___Toc1072_2405630879" text:style-name="Index_20_Link" text:visited-style-name="Index_20_Link">Capítulo 1 El llamado a la guerra<text:tab/>3</text:a></text:p>
          <text:p text:style-name="P4"><text:a xlink:type="simple" xlink:href="#__RefHeading___Toc1074_2405630879" text:style-name="Index_20_Link" text:visited-style-name="Index_20_Link">Introducción<text:tab/>3</text:a></text:p>
          <text:p text:style-name="P3"><text:a xlink:type="simple" xlink:href="#__RefHeading___Toc1076_2405630879" text:style-name="Index_20_Link" text:visited-style-name="Index_20_Link">Capítulo 2 La batalla por la supremacía<text:tab/>4</text:a></text:p>
          <text:p text:style-name="P4"><text:a xlink:type="simple" xlink:href="#__RefHeading___Toc1078_2405630879" text:style-name="Index_20_Link" text:visited-style-name="Index_20_Link">Objetivo del juego<text:tab/>4</text:a></text:p>
          <text:p text:style-name="P3"><text:a xlink:type="simple" xlink:href="#__RefHeading___Toc1080_2405630879" text:style-name="Index_20_Link" text:visited-style-name="Index_20_Link">Capítulo 3 Forjando el campo de batalla<text:tab/>5</text:a></text:p>
          <text:p text:style-name="P4"><text:a xlink:type="simple" xlink:href="#__RefHeading___Toc1082_2405630879" text:style-name="Index_20_Link" text:visited-style-name="Index_20_Link">Componentes del juego<text:tab/>5</text:a></text:p>
          <text:p text:style-name="P3"><text:a xlink:type="simple" xlink:href="#__RefHeading___Toc1084_2405630879" text:style-name="Index_20_Link" text:visited-style-name="Index_20_Link">Capítulo 4 Guerreros de la Fantasía<text:tab/>6</text:a></text:p>
          <text:p text:style-name="P4"><text:a xlink:type="simple" xlink:href="#__RefHeading___Toc1086_2405630879" text:style-name="Index_20_Link" text:visited-style-name="Index_20_Link">Las facciones<text:tab/>6</text:a></text:p>
          <text:p text:style-name="P5"><text:a xlink:type="simple" xlink:href="#__RefHeading___Toc3041_2405630879" text:style-name="Index_20_Link" text:visited-style-name="Index_20_Link">Amazonas<text:tab/>6</text:a></text:p>
          <text:p text:style-name="P5"><text:a xlink:type="simple" xlink:href="#__RefHeading___Toc3043_2405630879" text:style-name="Index_20_Link" text:visited-style-name="Index_20_Link">Bárbaros<text:tab/>6</text:a></text:p>
          <text:p text:style-name="P5"><text:a xlink:type="simple" xlink:href="#__RefHeading___Toc3045_2405630879" text:style-name="Index_20_Link" text:visited-style-name="Index_20_Link">Demonios<text:tab/>6</text:a></text:p>
          <text:p text:style-name="P5"><text:a xlink:type="simple" xlink:href="#__RefHeading___Toc3047_2405630879" text:style-name="Index_20_Link" text:visited-style-name="Index_20_Link">Elfos<text:tab/>6</text:a></text:p>
          <text:p text:style-name="P5"><text:a xlink:type="simple" xlink:href="#__RefHeading___Toc3049_2405630879" text:style-name="Index_20_Link" text:visited-style-name="Index_20_Link">Enanos<text:tab/>6</text:a></text:p>
          <text:p text:style-name="P5"><text:a xlink:type="simple" xlink:href="#__RefHeading___Toc3051_2405630879" text:style-name="Index_20_Link" text:visited-style-name="Index_20_Link">No Muertos<text:tab/>6</text:a></text:p>
          <text:p text:style-name="P5"><text:a xlink:type="simple" xlink:href="#__RefHeading___Toc4041_1193743137" text:style-name="Index_20_Link" text:visited-style-name="Index_20_Link">Orcos<text:tab/>7</text:a></text:p>
          <text:p text:style-name="P4"><text:a xlink:type="simple" xlink:href="#__RefHeading___Toc1088_2405630879" text:style-name="Index_20_Link" text:visited-style-name="Index_20_Link">Unidades y Fichas<text:tab/>7</text:a></text:p>
          <text:p text:style-name="P4"><text:a xlink:type="simple" xlink:href="#__RefHeading___Toc1090_2405630879" text:style-name="Index_20_Link" text:visited-style-name="Index_20_Link">Unidades normales y unidades únicas<text:tab/>8</text:a></text:p>
          <text:p text:style-name="P3"><text:a xlink:type="simple" xlink:href="#__RefHeading___Toc1092_2405630879" text:style-name="Index_20_Link" text:visited-style-name="Index_20_Link">Capítulo 5 El campo de batalla vivo<text:tab/>9</text:a></text:p>
          <text:p text:style-name="P4"><text:a xlink:type="simple" xlink:href="#__RefHeading___Toc1094_2405630879" text:style-name="Index_20_Link" text:visited-style-name="Index_20_Link">El mapa y las localizaciones<text:tab/>9</text:a></text:p>
          <text:p text:style-name="P5"><text:a xlink:type="simple" xlink:href="#__RefHeading___Toc3055_2405630879" text:style-name="Index_20_Link" text:visited-style-name="Index_20_Link">Cartas de Localización<text:tab/>9</text:a></text:p>
          <text:p text:style-name="P5"><text:a xlink:type="simple" xlink:href="#__RefHeading___Toc3057_2405630879" text:style-name="Index_20_Link" text:visited-style-name="Index_20_Link">Tipos de Localizaciones<text:tab/>9</text:a></text:p>
          <text:p text:style-name="P6"><text:a xlink:type="simple" xlink:href="#__RefHeading___Toc3304_2405630879" text:style-name="Index_20_Link" text:visited-style-name="Index_20_Link">Localizaciones de tipo montaña, bosque, llanura y desierto<text:tab/>9</text:a></text:p>
          <text:p text:style-name="P6"><text:a xlink:type="simple" xlink:href="#__RefHeading___Toc3306_2405630879" text:style-name="Index_20_Link" text:visited-style-name="Index_20_Link">Localizaciones de tipo agua<text:tab/>9</text:a></text:p>
          <text:p text:style-name="P6"><text:a xlink:type="simple" xlink:href="#__RefHeading___Toc3308_2405630879" text:style-name="Index_20_Link" text:visited-style-name="Index_20_Link">Localizaciones de tipo ciudad<text:tab/>9</text:a></text:p>
          <text:p text:style-name="P5"><text:a xlink:type="simple" xlink:href="#__RefHeading___Toc3059_2405630879" text:style-name="Index_20_Link" text:visited-style-name="Index_20_Link">Localizaciones básicas y especiales<text:tab/>9</text:a></text:p>
          <text:p text:style-name="P3"><text:a xlink:type="simple" xlink:href="#__RefHeading___Toc1096_2405630879" text:style-name="Index_20_Link" text:visited-style-name="Index_20_Link">Capítulo 6 Los misterios de la magia<text:tab/>10</text:a></text:p>
          <text:p text:style-name="P4"><text:a xlink:type="simple" xlink:href="#__RefHeading___Toc1098_2405630879" text:style-name="Index_20_Link" text:visited-style-name="Index_20_Link">Hechizos y Maná<text:tab/>10</text:a></text:p>
          <text:p text:style-name="P5"><text:a xlink:type="simple" xlink:href="#__RefHeading___Toc3061_2405630879" text:style-name="Index_20_Link" text:visited-style-name="Index_20_Link">Tipos de hechizos<text:tab/>10</text:a></text:p>
          <text:p text:style-name="P4"><text:a xlink:type="simple" xlink:href="#__RefHeading___Toc1100_2405630879" text:style-name="Index_20_Link" text:visited-style-name="Index_20_Link">Lanzamiento de hechizos<text:tab/>10</text:a></text:p>
          <text:p text:style-name="P4"><text:a xlink:type="simple" xlink:href="#__RefHeading___Toc4257_2405630879" text:style-name="Index_20_Link" text:visited-style-name="Index_20_Link">Alcance de los hechizos<text:tab/>10</text:a></text:p>
          <text:p text:style-name="P4"><text:a xlink:type="simple" xlink:href="#__RefHeading___Toc1102_2405630879" text:style-name="Index_20_Link" text:visited-style-name="Index_20_Link">Limitaciones de las unidades mágicas<text:tab/>11</text:a></text:p>
          <text:p text:style-name="P4"><text:a xlink:type="simple" xlink:href="#__RefHeading___Toc4259_2405630879" text:style-name="Index_20_Link" text:visited-style-name="Index_20_Link">Los hechizos<text:tab/>11</text:a></text:p>
          <text:p text:style-name="P5"><text:a xlink:type="simple" xlink:href="#__RefHeading___Toc4261_2405630879" text:style-name="Index_20_Link" text:visited-style-name="Index_20_Link">Amazonas<text:tab/>11</text:a></text:p>
          <text:p text:style-name="P5"><text:a xlink:type="simple" xlink:href="#__RefHeading___Toc4263_2405630879" text:style-name="Index_20_Link" text:visited-style-name="Index_20_Link">Bárbaros<text:tab/>11</text:a></text:p>
          <text:p text:style-name="P5"><text:a xlink:type="simple" xlink:href="#__RefHeading___Toc4265_2405630879" text:style-name="Index_20_Link" text:visited-style-name="Index_20_Link">Demonios<text:tab/>12</text:a></text:p>
          <text:p text:style-name="P5"><text:a xlink:type="simple" xlink:href="#__RefHeading___Toc4267_2405630879" text:style-name="Index_20_Link" text:visited-style-name="Index_20_Link">Elfos<text:tab/>12</text:a></text:p>
          <text:p text:style-name="P5"><text:a xlink:type="simple" xlink:href="#__RefHeading___Toc4269_2405630879" text:style-name="Index_20_Link" text:visited-style-name="Index_20_Link">Enanos<text:tab/>12</text:a></text:p>
          <text:p text:style-name="P5"><text:a xlink:type="simple" xlink:href="#__RefHeading___Toc4271_2405630879" text:style-name="Index_20_Link" text:visited-style-name="Index_20_Link">No-Muertos<text:tab/>12</text:a></text:p>
          <text:p text:style-name="P5"><text:a xlink:type="simple" xlink:href="#__RefHeading___Toc4273_2405630879" text:style-name="Index_20_Link" text:visited-style-name="Index_20_Link">Orcos<text:tab/>13</text:a></text:p>
          <text:p text:style-name="P5"><text:a xlink:type="simple" xlink:href="#__RefHeading___Toc4275_2405630879" text:style-name="Index_20_Link" text:visited-style-name="Index_20_Link">Hechizos comunes<text:tab/>13</text:a></text:p>
          <text:p text:style-name="P3"><text:a xlink:type="simple" xlink:href="#__RefHeading___Toc1104_2405630879" text:style-name="Index_20_Link" text:visited-style-name="Index_20_Link">Capítulo 7 El destino de los ejércitos<text:tab/>14</text:a></text:p>
          <text:p text:style-name="P4"><text:a xlink:type="simple" xlink:href="#__RefHeading___Toc1106_2405630879" text:style-name="Index_20_Link" text:visited-style-name="Index_20_Link">Turno de juego<text:tab/>14</text:a></text:p>
          <text:p text:style-name="P5"><text:a xlink:type="simple" xlink:href="#__RefHeading___Toc3065_2405630879" text:style-name="Index_20_Link" text:visited-style-name="Index_20_Link">Determinación del orden de turno<text:tab/>14</text:a></text:p>
          <text:p text:style-name="P4"><text:a xlink:type="simple" xlink:href="#__RefHeading___Toc1108_2405630879" text:style-name="Index_20_Link" text:visited-style-name="Index_20_Link">Fases del turno<text:tab/>14</text:a></text:p>
          <text:p text:style-name="P3"><text:a xlink:type="simple" xlink:href="#__RefHeading___Toc4277_2405630879" text:style-name="Index_20_Link" text:visited-style-name="Index_20_Link">Capítulo 8 El tributo de la guerra<text:tab/>15</text:a></text:p>
          <text:p text:style-name="P4"><text:a xlink:type="simple" xlink:href="#__RefHeading___Toc4279_2405630879" text:style-name="Index_20_Link" text:visited-style-name="Index_20_Link">Fase de recaudación<text:tab/>15</text:a></text:p>
          <text:p text:style-name="P4"><text:a xlink:type="simple" xlink:href="#__RefHeading___Toc4281_2405630879" text:style-name="Index_20_Link" text:visited-style-name="Index_20_Link">Conflictos de control<text:tab/>15</text:a></text:p>
          <text:p text:style-name="P4"><text:a xlink:type="simple" xlink:href="#__RefHeading___Toc4283_2405630879" text:style-name="Index_20_Link" text:visited-style-name="Index_20_Link">Recursos estratégicos<text:tab/>15</text:a></text:p>
          <text:p text:style-name="P3"><text:a xlink:type="simple" xlink:href="#__RefHeading___Toc1114_2405630879" text:style-name="Index_20_Link" text:visited-style-name="Index_20_Link">Capítulo 9 La forja de nuevos ejércitos<text:tab/>16</text:a></text:p>
          <text:p text:style-name="P4"><text:a xlink:type="simple" xlink:href="#__RefHeading___Toc1116_2405630879" text:style-name="Index_20_Link" text:visited-style-name="Index_20_Link">Fase de reclutamiento<text:tab/>16</text:a></text:p>
          <text:p text:style-name="P5"><text:a xlink:type="simple" xlink:href="#__RefHeading___Toc3067_2405630879" text:style-name="Index_20_Link" text:visited-style-name="Index_20_Link">Control de localizaciones<text:tab/>16</text:a></text:p>
          <text:p text:style-name="P5"><text:a xlink:type="simple" xlink:href="#__RefHeading___Toc3069_2405630879" text:style-name="Index_20_Link" text:visited-style-name="Index_20_Link">Tipos de unidades<text:tab/>16</text:a></text:p>
          <text:p text:style-name="P4"><text:a xlink:type="simple" xlink:href="#__RefHeading___Toc1118_2405630879" text:style-name="Index_20_Link" text:visited-style-name="Index_20_Link">Límite de apilamiento<text:tab/>16</text:a></text:p>
          <text:p text:style-name="P3"><text:a xlink:type="simple" xlink:href="#__RefHeading___Toc1120_2405630879" text:style-name="Index_20_Link" text:visited-style-name="Index_20_Link">Capítulo 10 La marcha de los ejércitos<text:tab/>17</text:a></text:p>
          <text:p text:style-name="P4"><text:a xlink:type="simple" xlink:href="#__RefHeading___Toc1122_2405630879" text:style-name="Index_20_Link" text:visited-style-name="Index_20_Link">Fase de movimiento<text:tab/>17</text:a></text:p>
          <text:p text:style-name="P5"><text:a xlink:type="simple" xlink:href="#__RefHeading___Toc3071_2405630879" text:style-name="Index_20_Link" text:visited-style-name="Index_20_Link">Movimiento y coste de entrada<text:tab/>17</text:a></text:p>
          <text:p text:style-name="P5"><text:a xlink:type="simple" xlink:href="#__RefHeading___Toc4043_1193743137" text:style-name="Index_20_Link" text:visited-style-name="Index_20_Link">Localizaciones con enemigos<text:tab/>17</text:a></text:p>
          <text:p text:style-name="P5"><text:a xlink:type="simple" xlink:href="#__RefHeading___Toc3073_2405630879" text:style-name="Index_20_Link" text:visited-style-name="Index_20_Link">Bonificación por terreno<text:tab/>17</text:a></text:p>
          <text:p text:style-name="P3"><text:a xlink:type="simple" xlink:href="#__RefHeading___Toc1124_2405630879" text:style-name="Index_20_Link" text:visited-style-name="Index_20_Link">Capítulo 11 El arte de la guerra<text:tab/>18</text:a></text:p>
          <text:p text:style-name="P4"><text:a xlink:type="simple" xlink:href="#__RefHeading___Toc1126_2405630879" text:style-name="Index_20_Link" text:visited-style-name="Index_20_Link">Fase de combate<text:tab/>18</text:a></text:p>
          <text:p text:style-name="P5"><text:a xlink:type="simple" xlink:href="#__RefHeading___Toc7019_2433295208" text:style-name="Index_20_Link" text:visited-style-name="Index_20_Link">Localizaciones<text:tab/>18</text:a></text:p>
          <text:p text:style-name="P5"><text:a xlink:type="simple" xlink:href="#__RefHeading___Toc3075_2405630879" text:style-name="Index_20_Link" text:visited-style-name="Index_20_Link">Iniciativa (orden de combate)<text:tab/>18</text:a></text:p>
          <text:p text:style-name="P6"><text:a xlink:type="simple" xlink:href="#__RefHeading___Toc7021_2433295208" text:style-name="Index_20_Link" text:visited-style-name="Index_20_Link">Unidades a distancia<text:tab/>18</text:a></text:p>
          <text:p text:style-name="P6"><text:a xlink:type="simple" xlink:href="#__RefHeading___Toc3077_2405630879" text:style-name="Index_20_Link" text:visited-style-name="Index_20_Link">Empate de iniciativa<text:tab/>19</text:a></text:p>
          <text:p text:style-name="P5"><text:a xlink:type="simple" xlink:href="#__RefHeading___Toc3079_2405630879" text:style-name="Index_20_Link" text:visited-style-name="Index_20_Link">Ataques<text:tab/>19</text:a></text:p>
          <text:p text:style-name="P5"><text:a xlink:type="simple" xlink:href="#__RefHeading___Toc3081_2405630879" text:style-name="Index_20_Link" text:visited-style-name="Index_20_Link">Asignación de bajas<text:tab/>19</text:a></text:p>
          <text:p text:style-name="P5"><text:a xlink:type="simple" xlink:href="#__RefHeading___Toc3083_2405630879" text:style-name="Index_20_Link" text:visited-style-name="Index_20_Link">Retirada<text:tab/>20</text:a></text:p>
          <text:p text:style-name="P5"><text:a xlink:type="simple" xlink:href="#__RefHeading___Toc3085_2405630879" text:style-name="Index_20_Link" text:visited-style-name="Index_20_Link">Finalización del combate<text:tab/>20</text:a></text:p>
        </text:index-body>
      </text:table-of-content>
      <text:p text:style-name="P7"/>
      <text:h text:style-name="P8" text:outline-level="1"><text:bookmark text:name="Capítulo-1-El-llamado-a-la-guerra"/><text:bookmark-start text:name="__RefHeading___Toc1072_2405630879"/>Capítulo 1<text:line-break/>El llamado a la guerra<text:bookmark-end text:name="__RefHeading___Toc1072_2405630879"/></text:h>
      <text:p text:style-name="Text_20_body">En este capítulo, introducimos a los jugadores en el mundo de Open Wars, explicando el objetivo central del juego y los fundamentos de su mecánica táctica. Se trata de dominar el campo de batalla utilizando un ejército diverso y aprovechando las características del terreno.</text:p>
      <text:h text:style-name="Heading_20_2" text:outline-level="2"><text:bookmark text:name="Introducción"/><text:bookmark-start text:name="__RefHeading___Toc1074_2405630879"/>Introducción<text:bookmark-end text:name="__RefHeading___Toc1074_2405630879"/></text:h>
      <text:p text:style-name="Text_20_body">Open Wars es un juego de mesa de tipo <text:span text:style-name="Strong_20_Emphasis">wargame táctico</text:span>, en el que los jugadores controlan ejércitos compuestos por distintos tipos de unidades, cada una con sus propias características y habilidades.</text:p>
      <text:p text:style-name="Text_20_body">El objetivo del juego es dominar el campo de batalla mediante el uso estratégico de las unidades y el aprovechamiento del terreno para obtener ventajas sobre los oponentes.</text:p>
      <text:h text:style-name="P9" text:outline-level="1"/>
      <text:h text:style-name="P10" text:outline-level="1"><text:bookmark text:name="Capítulo-2-La-batalla-por-la-supremacía"/><text:bookmark-start text:name="__RefHeading___Toc1076_2405630879"/>Capítulo 2<text:line-break/>La batalla por la supremacía<text:bookmark-end text:name="__RefHeading___Toc1076_2405630879"/></text:h>
      <text:p text:style-name="Text_20_body">Este capítulo detalla el objetivo final de los jugadores: derrotar al ejército rival <text:span text:style-name="T1">o cumplir con la misión encomendada</text:span>. Exploramos cómo el uso de la estrategia, el terreno y las localizaciones clave influirán en el éxito o el fracaso en el campo de batalla.</text:p>
      <text:h text:style-name="P11" text:outline-level="2"><text:bookmark text:name="Objetivo-del-juego"/><text:bookmark-start text:name="__RefHeading___Toc1078_2405630879"/>Objetivo del juego<text:bookmark-end text:name="__RefHeading___Toc1078_2405630879"/></text:h>
      <text:p text:style-name="Text_20_body">El objetivo en Open Wars depende del escenario elegido. Existen múltiples escenarios con diversas condiciones de victoria, que pueden incluir la conquista de localizaciones estratégicas, la acumulación de recursos o la eliminación de un objetivo específico. Además, es posible jugar en modo campaña, enlazando varias partidas con objetivos progresivos y evolución de las fuerzas de los jugadores. También existen modos de conquista, donde el único objetivo es la destrucción y aniquilación de todos los rivales, llevando a un enfrentamiento total hasta que solo quede un ejército en pie.</text:p>
      <text:p text:style-name="Text_20_body">Los jugadores deben adaptarse al terreno y aprovechar las bonificaciones o restricciones que las diferentes cartas de localización proporcionan para obtener una ventaja en el combate y el control del mapa.</text:p>
      <text:h text:style-name="P9" text:outline-level="1"/>
      <text:h text:style-name="P12" text:outline-level="1"><text:bookmark text:name="Capítulo-3-Forjando-el-campo-de-batalla"/><text:bookmark-start text:name="__RefHeading___Toc1080_2405630879"/>Capítulo 3<text:line-break/>Forjando el campo de batalla<text:bookmark-end text:name="__RefHeading___Toc1080_2405630879"/></text:h>
      <text:p text:style-name="Text_20_body">Aquí describimos los componentes físicos del juego, desde las cartas de localización que forman el mapa hasta las fichas que representan a las unidades y los recursos como el Oro y el Maná. Este capítulo detalla cómo interactúan estos elementos en el desarrollo del juego.</text:p>
      <text:h text:style-name="P11" text:outline-level="2"><text:bookmark text:name="Componentes-del-juego"/><text:bookmark-start text:name="__RefHeading___Toc1082_2405630879"/>Componentes del juego<text:bookmark-end text:name="__RefHeading___Toc1082_2405630879"/></text:h>
      <text:p text:style-name="Text_20_body">El juego se compone de diversos componentes. La mayoría de estos componentes se pueden descargar gratuitamente desde el sitio web de Open Wars.</text:p>
      <text:list text:style-name="List_20_1">
        <text:list-item>
          <text:p text:style-name="Lista_20_personalizada"><text:bookmark text:name="Cartas-de-localización"/><text:span text:style-name="T2">Cartas de localización: </text:span>Representan los distintos terrenos donde se desarrollan las batallas. Cada partida cuenta con un mapa único, formado al combinar las cartas de localización.</text:p>
        </text:list-item>
        <text:list-item>
          <text:p text:style-name="Lista_20_personalizada"><text:bookmark text:name="Fichas-de-unidades"/><text:span text:style-name="T2">Fichas de unidades:</text:span> Representan las unidades controladas por los jugadores y contienen información clave sobre cada unidad.</text:p>
        </text:list-item>
        <text:list-item>
          <text:p text:style-name="Lista_20_personalizada"><text:bookmark text:name="Piezas-de-Oro"/><text:span text:style-name="T2">Piezas de </text:span><text:span text:style-name="T3">O</text:span><text:span text:style-name="T2">ro: </text:span>El recurso con el cual los jugadores pueden reclutar nuevas unidades y gestionar sus ejércitos.</text:p>
        </text:list-item>
        <text:list-item>
          <text:p text:style-name="Lista_20_personalizada"><text:bookmark text:name="Fichas-de-Maná"/><text:span text:style-name="T2">Fichas de </text:span><text:span text:style-name="T3">M</text:span><text:span text:style-name="T2">aná:</text:span> Representan un recurso especial que los jugadores pueden utilizar para activar habilidades mágicas o efectos especiales de ciertas unidades o localizaciones.</text:p>
        </text:list-item>
        <text:list-item>
          <text:p text:style-name="Lista_20_personalizada"><text:bookmark text:name="Dados-de-6-caras-D6"/><text:span text:style-name="T2">Dados de 6 caras (D6): </text:span>Se utilizan para resolver los ataques durante la fase de combate. Los jugadores necesitan varios dados de 6 caras para determinar los impactos de sus unidades al atacar.</text:p>
        </text:list-item>
      </text:list>
      <text:h text:style-name="P12" text:outline-level="1"><text:bookmark-start text:name="__RefHeading___Toc1084_2405630879"/>Capítulo 4<text:line-break/>Guerreros de la Fantasía<text:bookmark-end text:name="__RefHeading___Toc1084_2405630879"/></text:h>
      <text:p text:style-name="Text_20_body">Nos adentramos en las diferentes unidades que los jugadores controlan, cómo se estructuran y qué características definen a cada una. Aquí aprenderemos sobre los atributos esenciales de las fichas de unidades y cómo afectan el desarrollo de la partida.</text:p>
      <text:h text:style-name="P11" text:outline-level="2"><text:bookmark text:name="Las-facciones"/><text:bookmark-start text:name="__RefHeading___Toc1086_2405630879"/>Las facciones<text:bookmark-end text:name="__RefHeading___Toc1086_2405630879"/></text:h>
      <text:p text:style-name="Text_20_body">Existen siete facciones que los jugadores pueden elegir al comienzo de la partida. Cada facción tiene su propio estilo de combate, sus fortalezas y debilidades, y un trasfondo único que les da identidad dentro del mundo de Open Wars.</text:p>
      <text:h text:style-name="Heading_20_3" text:outline-level="3"><text:bookmark text:name="Amazonas"/><text:bookmark-start text:name="__RefHeading___Toc3041_2405630879"/>Amazonas<text:bookmark-end text:name="__RefHeading___Toc3041_2405630879"/></text:h>
      <text:p text:style-name="Text_20_body">Las Amazonas son una sociedad guerrera de mujeres que habitan en las junglas más impenetrables. Son conocidas por su destreza en el combate cuerpo a cuerpo y su capacidad para moverse con rapidez a través de terrenos difíciles. Las Amazonas dependen de la velocidad y la agilidad para superar a sus enemigos. Su afinidad con la naturaleza les otorga ventajas en bosques y selvas.</text:p>
      <text:h text:style-name="P13" text:outline-level="3"><text:bookmark text:name="Bárbaros"/><text:bookmark-start text:name="__RefHeading___Toc3043_2405630879"/>Bárbaros<text:bookmark-end text:name="__RefHeading___Toc3043_2405630879"/></text:h>
      <text:p text:style-name="Text_20_body">Los Bárbaros son tribus guerreras que habitan en las tierras salvajes. Son brutalmente fuertes, pero tienden a carecer de sofisticación táctica, prefiriendo la fuerza bruta y el número para abrumar a sus oponentes. En combate, los Bárbaros son implacables, y sus unidades infligen grandes cantidades de daño a corta distancia, aunque pueden tener dificultades para enfrentar a enemigos bien organizados o que usan magia.</text:p>
      <text:h text:style-name="P13" text:outline-level="3"><text:bookmark text:name="Demonios"/><text:bookmark-start text:name="__RefHeading___Toc3045_2405630879"/>Demonios<text:bookmark-end text:name="__RefHeading___Toc3045_2405630879"/></text:h>
      <text:p text:style-name="Text_20_body">Los Demonios son una raza infernal invocada desde los reinos más oscuros. Son una facción poderosa en el uso de la magia, especialmente de hechizos destructivos, y poseen la habilidad de corromper el campo de batalla a su favor. Sin embargo, los Demonios son costosos de mantener y dependen en gran medida de sus recursos mágicos para continuar su avance.</text:p>
      <text:h text:style-name="P13" text:outline-level="3"><text:bookmark text:name="Elfos"/><text:bookmark-start text:name="__RefHeading___Toc3047_2405630879"/>Elfos<text:bookmark-end text:name="__RefHeading___Toc3047_2405630879"/></text:h>
      <text:p text:style-name="Text_20_body">Los Elfos son una facción ágil y mágica, conocida por su destreza con el arco y su afinidad con la magia. Sus unidades son extremadamente móviles y se destacan en el combate a larga distancia. Aunque físicamente más frágiles que otras facciones, compensan esto con su velocidad y precisión mortal, así como con su capacidad para controlar el flujo de Maná.</text:p>
      <text:h text:style-name="P13" text:outline-level="3"><text:bookmark text:name="Enanos"/><text:bookmark-start text:name="__RefHeading___Toc3049_2405630879"/>Enanos<text:bookmark-end text:name="__RefHeading___Toc3049_2405630879"/></text:h>
      <text:p text:style-name="Text_20_body">Los Enanos son una raza robusta y resistente, famosa por su habilidad para forjar armas y armaduras. En el campo de batalla, los Enanos son defensivos, con unidades lentas pero extremadamente resistentes. Su estrategia generalmente gira en torno a crear fortalezas móviles que son casi imposibles de penetrar.</text:p>
      <text:h text:style-name="P13" text:outline-level="3"><text:bookmark text:name="No-Muertos"/><text:bookmark-start text:name="__RefHeading___Toc3051_2405630879"/>No Muertos<text:bookmark-end text:name="__RefHeading___Toc3051_2405630879"/></text:h>
      <text:p text:style-name="P14">Los No Muertos son una facción oscura y aterradora que se apoya en la necromancia y en la capacidad de levantar ejércitos interminables. Aunque sus unidades individuales pueden ser débiles, los No Muertos compensan esto con su capacidad para volver al campo de batalla incluso después de haber sido derrotados.</text:p>
      <text:h text:style-name="P15" text:outline-level="3"><text:bookmark text:name="Orcos"/><text:bookmark-start text:name="__RefHeading___Toc4041_1193743137"/>Orcos<text:bookmark-end text:name="__RefHeading___Toc4041_1193743137"/></text:h>
      <text:p text:style-name="Text_20_body">Los Orcos son una raza belicosa y agresiva, famosa por su brutalidad y fuerza en combate. Aunque carecen de la disciplina de otras facciones, los Orcos hacen valer su poder a través de ataques salvajes y números abrumadores. Prefieren el combate cuerpo a cuerpo y prosperan en batallas caóticas.</text:p>
      <text:h text:style-name="P11" text:outline-level="2"><text:bookmark text:name="Unidades-y-Fichas"/><text:bookmark-start text:name="__RefHeading___Toc1088_2405630879"/>Unidades y Fichas<text:bookmark-end text:name="__RefHeading___Toc1088_2405630879"/></text:h>
      <text:p text:style-name="Text_20_body">Los jugadores controlan sus unidades a través de fichas que representan a las diversas tropas disponibles en el juego.</text:p>
      <text:p text:style-name="P16">En Open Wars, se hace referencia tanto a <text:span text:style-name="Strong_20_Emphasis">unidades</text:span> como a <text:span text:style-name="Strong_20_Emphasis">fichas</text:span>. Es importante entender la diferencia entre estos dos conceptos para jugar correctamente:</text:p>
      <text:list xml:id="list224521338524665" text:continue-numbering="true" text:style-name="List_20_1">
        <text:list-item>
          <text:p text:style-name="P17"><text:span text:style-name="Strong_20_Emphasis">Ficha:</text:span> Representa una unidad individual dentro del ejército. Cada ficha es una única representación de una tropa en el campo de batalla y tiene sus propias estadísticas y atributos.</text:p>
        </text:list-item>
        <text:list-item>
          <text:p text:style-name="P17"><text:span text:style-name="Strong_20_Emphasis">Unidad:</text:span> Una unidad es una agrupación de fichas del mismo tipo que se consideran juntas en la partida. Estas fichas se apilan y actúan como un solo grupo dentro de las mecánicas del juego.</text:p>
        </text:list-item>
      </text:list>
      <text:p text:style-name="P18"/>
      <text:p text:style-name="P19"><text:span text:style-name="T4">E</text:span><text:span text:style-name="T5">jemplo:</text:span><text:span text:style-name="T6"> </text:span><text:span text:style-name="T7">S</text:span><text:span text:style-name="T6">i un jugador tiene tres fichas de </text:span><text:span text:style-name="Strong_20_Emphasis"><text:span text:style-name="T6">guerreros orcos</text:span></text:span><text:span text:style-name="T6"> en la misma localización, estas juntas conforman una </text:span><text:span text:style-name="Strong_20_Emphasis"><text:span text:style-name="T6">unidad de guerreros orcos</text:span></text:span><text:span text:style-name="T6">. Si una de esas fichas es eliminada durante el combate, la unidad sigue existiendo, pero con menos fichas.</text:span></text:p>
      <text:p text:style-name="P16">Distinguir entre fichas y unidades es clave para comprender las reglas de movimiento, combate y apilamiento en Open Wars.</text:p>
      <text:p text:style-name="Text_20_body">Cada ficha de unidad contiene la siguiente información:</text:p>
      <text:list text:style-name="L1">
        <text:list-item>
          <text:p text:style-name="P20"><text:span text:style-name="Strong_20_Emphasis">Coste:</text:span> El número de Piezas de Oro necesarias para desplegar la unidad en el campo de batalla. </text:p>
        </text:list-item>
        <text:list-item>
          <text:p text:style-name="P20"><text:span text:style-name="Strong_20_Emphasis">Iniciativa:</text:span> Determina el orden en el que la unidad actúa en la fase de combate. Cuanta más iniciativa tenga una unidad, más rápida es y atacará antes en el combate. </text:p>
        </text:list-item>
        <text:list-item>
          <text:p text:style-name="P20"><text:span text:style-name="Strong_20_Emphasis">Tipo:</text:span> Indica la categoría a la que pertenece la unidad. Las unidades pueden ser de los siguientes tipos: <text:span text:style-name="Strong_20_Emphasis">agua</text:span>, <text:span text:style-name="Strong_20_Emphasis">montaña</text:span>, <text:span text:style-name="Strong_20_Emphasis">bosque</text:span>, <text:span text:style-name="Strong_20_Emphasis">llanura</text:span>, <text:span text:style-name="Strong_20_Emphasis">desierto</text:span>, <text:span text:style-name="Strong_20_Emphasis">ciudad</text:span>, <text:span text:style-name="Strong_20_Emphasis">mágica</text:span> y <text:span text:style-name="Strong_20_Emphasis">voladora</text:span>. </text:p>
        </text:list-item>
        <text:list-item>
          <text:p text:style-name="P20"><text:span text:style-name="Strong_20_Emphasis">Movimiento:</text:span> Indica <text:span text:style-name="T8">los puntos de movimiento que tiene esa unidad</text:span>. Si la unidad tiene suficiente movimiento, puede desplazarse por varias localizaciones seguidas. </text:p>
        </text:list-item>
        <text:list-item>
          <text:p text:style-name="P20"><text:span text:style-name="Strong_20_Emphasis">Ataque:</text:span> Representa la fuerza ofensiva de la unidad. Cuanto mayor sea el valor de ataque, más poderosa es la unidad. </text:p>
        </text:list-item>
        <text:list-item>
          <text:p text:style-name="P20"><text:span text:style-name="Strong_20_Emphasis">Rango:</text:span> Define la distancia máxima a la que la unidad puede atacar a otras, generalmente aplicable a unidades a distancia como arqueros. </text:p>
        </text:list-item>
        <text:list-item>
          <text:p text:style-name="P20"><text:span text:style-name="Strong_20_Emphasis">Nombre:</text:span> El nombre específico que identifica <text:span text:style-name="T9">la ficha o unidad</text:span>.</text:p>
        </text:list-item>
        <text:list-item>
          <text:p text:style-name="P20"><text:span text:style-name="T2">Única:</text:span> Indica si la unidad es única. <text:span text:style-name="T10">Solo puede haber una de ese tipo por ejército.</text:span></text:p>
        </text:list-item>
        <text:list-item>
          <text:p text:style-name="P21"><text:span text:style-name="T2">Expansión: </text:span>El símbolo que representa a la <text:s/>expansión de esa ficha.</text:p>
        </text:list-item>
        <text:list-item>
          <text:p text:style-name="P20"><text:span text:style-name="Strong_20_Emphasis">Imagen:</text:span> Una ilustración que refleja el tipo o apariencia de la unidad. </text:p>
        </text:list-item>
      </text:list>
      <text:p text:style-name="P22"/>
      <text:p text:style-name="Text_20_body">Además, las fichas tienen una banda de color vertical y horizontal en los bordes, el mismo color que representa a su facción.</text:p>
      <text:h text:style-name="P23" text:outline-level="2"><text:bookmark text:name="Unidades-normales-y-unidades-únicas"/><text:bookmark-start text:name="__RefHeading___Toc1090_2405630879"/>Unidades normales y unidades únicas<text:bookmark-end text:name="__RefHeading___Toc1090_2405630879"/></text:h>
      <text:p text:style-name="Text_20_body">Existen varias unidades en Open Wars:</text:p>
      <text:list text:continue-list="list224521338524665" text:style-name="List_20_1">
        <text:list-item>
          <text:p text:style-name="Lista_20_personalizada"><text:span text:style-name="Strong_20_Emphasis">Unidades normales:</text:span> Los jugadores pueden tener tantas unidades normales como deseen, incluso del mismo tipo. </text:p>
        </text:list-item>
        <text:list-item>
          <text:p text:style-name="Lista_20_personalizada"><text:span text:style-name="Strong_20_Emphasis">Unidades únicas:</text:span> Solo puede haber una unidad única de cada tipo en todo el ejército. Estas unidades tienden a ser más poderosas o tener habilidades especiales. </text:p>
        </text:list-item>
      </text:list>
      <text:h text:style-name="P24" text:outline-level="1"><text:bookmark text:name="Capítulo-7-El-campo-de-batalla-vivo"/><text:bookmark-start text:name="__RefHeading___Toc1092_2405630879"/>Capítulo <text:span text:style-name="T11">5</text:span><text:line-break/>El campo de batalla vivo<text:bookmark-end text:name="__RefHeading___Toc1092_2405630879"/></text:h>
      <text:p text:style-name="Text_20_body">Este capítulo está dedicado al mapa del juego y a las localizaciones, explicando cómo el terreno y las cartas de localización afectan el movimiento y el combate. Se detalla también cómo ciertas localizaciones ofrecen ventajas o desafíos específicos.</text:p>
      <text:h text:style-name="P11" text:outline-level="2"><text:bookmark text:name="El-mapa-y-las-localizaciones"/><text:bookmark-start text:name="__RefHeading___Toc1094_2405630879"/>El mapa y las localizaciones<text:bookmark-end text:name="__RefHeading___Toc1094_2405630879"/></text:h>
      <text:p text:style-name="Text_20_body">El mapa de Open Wars se construye al inicio de cada partida utilizando las cartas de localización. Se puede generar de forma aleatoria o de una forma especifica con localizaciones concretas. Esto dependerá del modo de juego que se esté jugando en esa partida.</text:p>
      <text:h text:style-name="P13" text:outline-level="3"><text:bookmark text:name="Cartas-de-Localización"/><text:bookmark-start text:name="__RefHeading___Toc3055_2405630879"/>Cartas de Localización<text:bookmark-end text:name="__RefHeading___Toc3055_2405630879"/></text:h>
      <text:p text:style-name="Text_20_body">Cada carta de localización incluye la siguiente información:</text:p>
      <text:list text:continue-numbering="true" text:style-name="List_20_1">
        <text:list-item>
          <text:p text:style-name="P25"><text:span text:style-name="Strong_20_Emphasis">Tipo de localización:</text:span> <text:span text:style-name="Strong_20_Emphasis"><text:span text:style-name="T12">agua</text:span></text:span><text:span text:style-name="T12">, </text:span><text:span text:style-name="Strong_20_Emphasis"><text:span text:style-name="T12">montaña</text:span></text:span><text:span text:style-name="T12">, </text:span><text:span text:style-name="Strong_20_Emphasis"><text:span text:style-name="T12">bosque</text:span></text:span><text:span text:style-name="T12">, </text:span><text:span text:style-name="Strong_20_Emphasis"><text:span text:style-name="T12">llanura</text:span></text:span><text:span text:style-name="T12">, </text:span><text:span text:style-name="Strong_20_Emphasis"><text:span text:style-name="T12">desierto</text:span></text:span><text:span text:style-name="T12"> y </text:span><text:span text:style-name="Strong_20_Emphasis"><text:span text:style-name="T12">ciudad</text:span></text:span><text:span text:style-name="T12">. </text:span></text:p>
        </text:list-item>
        <text:list-item>
          <text:p text:style-name="P25"><text:span text:style-name="Strong_20_Emphasis">Nombre de la localización:</text:span> El nombre que tiene esa localización. </text:p>
        </text:list-item>
        <text:list-item>
          <text:p text:style-name="P25"><text:span text:style-name="Strong_20_Emphasis">Coste de entrada:</text:span> Número de puntos que una unidad debe tener para poder ingresar en la localización. </text:p>
        </text:list-item>
        <text:list-item>
          <text:p text:style-name="P25"><text:span text:style-name="Strong_20_Emphasis">Características:</text:span> Describe bonificaciones o penalizaciones que la localización ofrece a las unidades que la ocupan. </text:p>
        </text:list-item>
        <text:list-item>
          <text:p text:style-name="P25"><text:span text:style-name="Strong_20_Emphasis">Cantidad de Oro:</text:span> La cantidad de Oro que otorga al jugador que la controla. </text:p>
        </text:list-item>
        <text:list-item>
          <text:p text:style-name="P25"><text:span text:style-name="Strong_20_Emphasis">Cantidad de Maná:</text:span> La cantidad de Maná que otorga al jugador que la controla. </text:p>
        </text:list-item>
      </text:list>
      <text:h text:style-name="P13" text:outline-level="3"><text:bookmark text:name="Tipos-de-Localizaciones"/><text:bookmark-start text:name="__RefHeading___Toc3057_2405630879"/>Tipos de Localizaciones<text:bookmark-end text:name="__RefHeading___Toc3057_2405630879"/></text:h>
      <text:p text:style-name="Text_20_body">Algunos tipos de localizaciones tienen restricciones y efectos especiales, con consecuencias sobre las unidades y sobre la partida.</text:p>
      <text:h text:style-name="P26" text:outline-level="4"><text:bookmark text:name="Localizaciones-de-tipo-montaña-bosque-llanura-y-desierto"/><text:bookmark-start text:name="__RefHeading___Toc3304_2405630879"/>Localizaciones de tipo montaña, bosque, llanura y desierto<text:bookmark-end text:name="__RefHeading___Toc3304_2405630879"/></text:h>
      <text:p text:style-name="Text_20_body">Las unidades que compartan tipo con estas localizaciones tendrán una bonifación en su movimiento. El coste de entrada para estas unidades se reduce en 1, pero <text:span text:style-name="Strong_20_Emphasis">nunca</text:span> podrá ser menor a 1.</text:p>
      <text:h text:style-name="P26" text:outline-level="4"><text:bookmark text:name="Localizaciones-de-tipo-agua"/><text:bookmark-start text:name="__RefHeading___Toc3306_2405630879"/>Localizaciones de tipo agua<text:bookmark-end text:name="__RefHeading___Toc3306_2405630879"/></text:h>
      <text:p text:style-name="Text_20_body">Solo las unidades de tipo agua y voladores pueden entrar o atravesar este tipo de localizaciones.</text:p>
      <text:h text:style-name="P26" text:outline-level="4"><text:bookmark text:name="Localizaciones-de-tipo-ciudad"/><text:bookmark-start text:name="__RefHeading___Toc3308_2405630879"/>Localizaciones de tipo ciudad<text:bookmark-end text:name="__RefHeading___Toc3308_2405630879"/></text:h>
      <text:p text:style-name="Text_20_body">Solo en estas localizaciones es posible el reclutamiento de unidades.</text:p>
      <text:h text:style-name="P13" text:outline-level="3"><text:bookmark text:name="Localizaciones-básicas-y-especiales"/><text:bookmark-start text:name="__RefHeading___Toc3059_2405630879"/>Localizaciones básicas y especiales<text:bookmark-end text:name="__RefHeading___Toc3059_2405630879"/></text:h>
      <text:p text:style-name="Text_20_body">Existen dos tipos de localizaciones:</text:p>
      <text:list text:continue-numbering="true" text:style-name="List_20_1">
        <text:list-item>
          <text:p text:style-name="P25"><text:span text:style-name="Strong_20_Emphasis">Localizaciones básicas:</text:span> No tienen habilidades especiales ni restricciones (la carta no tiene texto ni características). Son funcionales para el movimiento y el control. </text:p>
        </text:list-item>
        <text:list-item>
          <text:p text:style-name="P25"><text:span text:style-name="Strong_20_Emphasis">Localizaciones especiales:</text:span> Contienen bonificaciones o restricciones específicas (texto y/o características en la carta). Por ejemplo, una localización especial en una <text:span text:style-name="Strong_20_Emphasis">ciudad</text:span> podría dar un bono defensivo a las unidades que la ocupen o, en el caso de un <text:span text:style-name="Strong_20_Emphasis">desierto</text:span>, podría penalizar el movimiento o el ataque de ciertas unidades. </text:p>
        </text:list-item>
      </text:list>
      <text:h text:style-name="P9" text:outline-level="1"/>
      <text:h text:style-name="P27" text:outline-level="1"><text:bookmark text:name="Capítulo-X-Los-misterios-de-la-magia"/><text:bookmark-start text:name="__RefHeading___Toc1096_2405630879"/>Capítulo <text:span text:style-name="T11">6</text:span><text:line-break/>Los misterios de la magia<text:bookmark-end text:name="__RefHeading___Toc1096_2405630879"/></text:h>
      <text:p text:style-name="Text_20_body">La magia es una poderosa herramienta en Open Wars, capaz de cambiar el curso de la batalla. Las unidades de tipo <text:span text:style-name="Strong_20_Emphasis">mágica</text:span> tienen acceso a hechizos que pueden usar durante la fase de combate o en otras fases del juego. Estos hechizos proporcionan una amplia gama de efectos, desde el fortalecimiento de sus propias unidades hasta el debilitamiento o destrucción de las fuerzas enemigas.</text:p>
      <text:h text:style-name="P11" text:outline-level="2"><text:bookmark text:name="Hechizos-y-maná"/><text:bookmark-start text:name="__RefHeading___Toc1098_2405630879"/>Hechizos y Maná<text:bookmark-end text:name="__RefHeading___Toc1098_2405630879"/></text:h>
      <text:p text:style-name="Text_20_body">Cada hechizo requiere una cantidad específica de <text:span text:style-name="Strong_20_Emphasis">Maná</text:span> para ser lanzado. El Maná es un recurso especial que los jugadores pueden obtener controlando localizaciones que lo generen. Solo las unidades mágicas pueden usar este recurso para lanzar hechizos, y cada hechizo puede tener diferentes requisitos de Maná y efectos.</text:p>
      <text:h text:style-name="P13" text:outline-level="3"><text:bookmark text:name="Tipos-de-hechizos"/><text:bookmark-start text:name="__RefHeading___Toc3061_2405630879"/>Tipos de hechizos<text:bookmark-end text:name="__RefHeading___Toc3061_2405630879"/></text:h>
      <text:p text:style-name="Text_20_body">Los hechizos en Open Wars se dividen en varias categorías, lo que permite a los jugadores adaptarse a distintas estrategias:</text:p>
      <text:list text:continue-numbering="true" text:style-name="List_20_1">
        <text:list-item>
          <text:p text:style-name="P25"><text:span text:style-name="Strong_20_Emphasis">Hechizos </text:span><text:span text:style-name="Strong_20_Emphasis"><text:span text:style-name="T13">de combate</text:span></text:span><text:span text:style-name="Strong_20_Emphasis">:</text:span> <text:span text:style-name="T14">Estos hechizos únicamente se pueden lanzar en la fase de combate, ya sea antes o después de realizar ataques.</text:span></text:p>
        </text:list-item>
        <text:list-item>
          <text:p text:style-name="P25"><text:span text:style-name="Strong_20_Emphasis">Hechizos </text:span><text:span text:style-name="Strong_20_Emphasis"><text:span text:style-name="T13">instantáneos</text:span></text:span><text:span text:style-name="Strong_20_Emphasis">:</text:span><text:span text:style-name="Strong_20_Emphasis"><text:span text:style-name="T12"> </text:span></text:span><text:span text:style-name="Strong_20_Emphasis"><text:span text:style-name="T15">Estos pueden ser lanzados en cualquier momento y en cualquier fase, incluso en la fase de movimiento de otro jugador.</text:span></text:span></text:p>
        </text:list-item>
      </text:list>
      <text:h text:style-name="P11" text:outline-level="2"><text:bookmark text:name="Lanzamiento-de-hechizos"/><text:bookmark-start text:name="__RefHeading___Toc1100_2405630879"/>Lanzamiento de hechizos<text:bookmark-end text:name="__RefHeading___Toc1100_2405630879"/></text:h>
      <text:p text:style-name="Text_20_body">Para lanzar un hechizo, una unidad mágica debe estar en una localización y tener suficientes puntos de Maná disponibles. El jugador elige el hechizo que desea lanzar y paga el coste de Maná correspondiente. Los hechizos pueden tener un rango limitado o afectar solo a localizaciones adyacentes, dependiendo de su descripción.</text:p>
      <text:p text:style-name="P28">Una vez que el hechizo es lanzado, sus efectos se aplican inmediatamente y pueden modificar los resultados esperados en el juego. Si un hechizo altera una acción que ya estaba planeada pero no puede resolverse por su efecto, simplemente se ignora el resultado final afectado.</text:p>
      <text:p text:style-name="Quotations"><text:span text:style-name="T16">Ejemplo:</text:span><text:span text:style-name="T17"> </text:span><text:span text:style-name="T6">Un jugador lanza </text:span><text:span text:style-name="T18">un hechizo </text:span><text:span text:style-name="T6">que teletransporta una unidad enemiga a otra localización. Si esta unidad iba a participar en un combate en la localización original, su ataque se cancela debido a su desplazamiento forzado.</text:span></text:p>
      <text:h text:style-name="P11" text:outline-level="2"><text:bookmark-start text:name="__RefHeading___Toc4257_2405630879"/>Alcance de los hechizos<text:bookmark-end text:name="__RefHeading___Toc4257_2405630879"/></text:h>
      <text:p text:style-name="Text_20_body">Las unidades mágicas, al igual que otras unidades, poseen un atributo de <text:span text:style-name="Strong_20_Emphasis">alcance</text:span>, que indica la distancia a la cual pueden atacar o, en este caso, lanzar hechizos. Esto significa que una unidad mágica no necesita estar en la misma localización que su objetivo, sino que puede lanzar su hechizo a una distancia determinada por su alcance.</text:p>
      <text:p text:style-name="Text_20_body">Algun<text:span text:style-name="T19">as unidades mágicas</text:span> pueden tener un alcance corto, afectando solo a unidades <text:span text:style-name="T19">en su misma localización</text:span>, mientras que otros pueden tener un alcance mayor y afectar localizaciones más distantes.</text:p>
      <text:p text:style-name="P29"><text:span text:style-name="T2">Ejemplo: </text:span><text:span text:style-name="T12">Un mago con un alcance de 2 localizaciones puede lanzar un hechizo ofensivo, contra una </text:span><text:span text:style-name="T20">u</text:span><text:span text:style-name="T12">nidad enemiga que se encuentra hasta dos localizaciones de distancia. Esto permite a las unidades mágicas influir en el campo de batalla sin </text:span><text:soft-page-break/><text:span text:style-name="T12">necesidad de estar en la primera línea de combate.</text:span></text:p>
      <text:p text:style-name="P30">Un alcance de 0, significa que únicamente puede lanzar hechizos en su misma localización.</text:p>
      <text:h text:style-name="P11" text:outline-level="2"><text:bookmark text:name="Limitaciones-de-las-unidades-mágicas"/><text:bookmark-start text:name="__RefHeading___Toc1102_2405630879"/>Limitaciones de las unidades mágicas<text:bookmark-end text:name="__RefHeading___Toc1102_2405630879"/></text:h>
      <text:p text:style-name="Text_20_body">A pesar de su poder, las unidades mágicas tienen ciertas limitaciones. No pueden apilarse, lo que significa que solo una unidad mágica puede ocupar una localización. Además, el coste de lanzamiento de sus hechizos puede ser alto, por lo que los jugadores deben gestionar cuidadosamente sus recursos de Maná.</text:p>
      <text:p text:style-name="Quotations"><text:span text:style-name="Emphasis"><text:span text:style-name="Strong_20_Emphasis">Ejemplo:</text:span></text:span><text:span text:style-name="Emphasis"> Una unidad mágica controlada por el jugador tiene acceso a un hechizo que cuesta 3 puntos de Maná. El jugador debe asegurarse de tener una localización que genere suficiente Maná o conservarlo de turnos anteriores para poder lanzar el hechizo cuando sea necesario.</text:span></text:p>
      <text:h text:style-name="Heading_20_2" text:outline-level="2"><text:bookmark-start text:name="__RefHeading___Toc4259_2405630879"/><text:span text:style-name="T21">Los h</text:span>e<text:span text:style-name="T21">c</text:span>hizos<text:bookmark-end text:name="__RefHeading___Toc4259_2405630879"/></text:h>
      <text:p text:style-name="P31">Cada <text:span text:style-name="Strong_20_Emphasis">facción</text:span> en Open Wars dispone de su propio conjunto de hechizos, diseñados para reforzar su estilo de juego único.</text:p>
      <text:h text:style-name="P32" text:outline-level="3"><text:bookmark-start text:name="__RefHeading___Toc4261_2405630879"/><text:span text:style-name="Strong_20_Emphasis">Amazonas</text:span><text:bookmark-end text:name="__RefHeading___Toc4261_2405630879"/></text:h>
      <text:p text:style-name="Text_20_body"><text:span text:style-name="Strong_20_Emphasis"><text:span text:style-name="T22">Las</text:span></text:span><text:span text:style-name="Strong_20_Emphasis"><text:span text:style-name="T12"> </text:span></text:span><text:span text:style-name="Strong_20_Emphasis"><text:span text:style-name="T22">Amazonas se basan en su m</text:span></text:span><text:span text:style-name="T12">ovilidad y </text:span><text:span text:style-name="T23">en</text:span><text:span text:style-name="T12"> </text:span><text:span text:style-name="T22">a</text:span><text:span text:style-name="T12">taques </text:span><text:span text:style-name="T22">r</text:span><text:span text:style-name="T12">ápidos:</text:span></text:p>
      <text:list text:continue-numbering="true" text:style-name="List_20_1">
        <text:list-item>
          <text:p text:style-name="Lista_20_personalizada"><text:span text:style-name="Strong_20_Emphasis"><text:span text:style-name="T24">Llamado del Jaguar</text:span></text:span><text:span text:style-name="T24"> </text:span><text:span text:style-name="T5">(</text:span><text:span text:style-name="T25">Instantáneo</text:span><text:span text:style-name="T5">, 3 Maná)</text:span><text:span text:style-name="T26">: </text:span><text:span text:style-name="Emphasis"><text:span text:style-name="T24">Una unidad de amazonas puede moverse hasta 2 localizaciones sin importar el coste de entrada de los terrenos. No puede moverse a localizaciones ocupadas por enemigos.</text:span></text:span></text:p>
        </text:list-item>
        <text:list-item>
          <text:p text:style-name="P33"><text:span text:style-name="Emphasis"><text:span text:style-name="Strong_20_Emphasis"><text:span text:style-name="T26">Salto del Puma</text:span></text:span></text:span><text:span text:style-name="Emphasis"><text:span text:style-name="T26"> (</text:span></text:span><text:span text:style-name="Emphasis"><text:span text:style-name="T25">Instantáneo</text:span></text:span><text:span text:style-name="Emphasis"><text:span text:style-name="T26">, </text:span></text:span><text:span text:style-name="Emphasis"><text:span text:style-name="T27">4</text:span></text:span><text:span text:style-name="Emphasis"><text:span text:style-name="T26"> Maná</text:span></text:span><text:span text:style-name="Emphasis"><text:span text:style-name="T27">): </text:span></text:span><text:span text:style-name="Emphasis"><text:span text:style-name="T28">Una unidad amazona puede moverse hasta </text:span></text:span><text:span text:style-name="Emphasis"><text:span text:style-name="T29">1</text:span></text:span><text:span text:style-name="Emphasis"><text:span text:style-name="T28"> localizaci</text:span></text:span><text:span text:style-name="Emphasis"><text:span text:style-name="T29">ón</text:span></text:span><text:span text:style-name="Emphasis"><text:span text:style-name="T28"> y atacar inmediatamente después de moverse, incluso si ya ha realizado su acción de movimiento este turno. </text:span></text:span><text:span text:style-name="Emphasis"><text:span text:style-name="T29">Solo puede usarse una vez por turno.</text:span></text:span></text:p>
        </text:list-item>
        <text:list-item>
          <text:p text:style-name="P34"><text:span text:style-name="Strong_20_Emphasis"><text:span text:style-name="T26">Furia Salvaje </text:span></text:span><text:span text:style-name="Strong_20_Emphasis"><text:span text:style-name="T5">(</text:span></text:span><text:span text:style-name="Strong_20_Emphasis"><text:span text:style-name="T25">Combate</text:span></text:span><text:span text:style-name="Strong_20_Emphasis"><text:span text:style-name="T5">, 2 Maná)</text:span></text:span><text:span text:style-name="Strong_20_Emphasis"><text:span text:style-name="T26">: </text:span></text:span><text:span text:style-name="Emphasis"><text:span text:style-name="T28">Una unidad amazonas gana +1 Ataque durante este combate. Si obtiene al menos un impacto, puede mover 1 localización después de atacar.</text:span></text:span></text:p>
        </text:list-item>
        <text:list-item>
          <text:p text:style-name="Lista_20_personalizada"><text:span text:style-name="Strong_20_Emphasis"><text:span text:style-name="T26">Rugido de la Selva</text:span></text:span><text:span text:style-name="T26"> </text:span><text:span text:style-name="T5">(</text:span><text:span text:style-name="T25">Combate</text:span><text:span text:style-name="T5">, 4 Maná)</text:span><text:span text:style-name="T26">: </text:span><text:span text:style-name="Emphasis"><text:span text:style-name="T24">Durante este combate, todas las unidades amazonas aliadas en la localización ganan +1 Iniciativa.</text:span></text:span></text:p>
        </text:list-item>
      </text:list>
      <text:h text:style-name="Heading_20_3" text:outline-level="3"><text:bookmark-start text:name="__RefHeading___Toc4263_2405630879"/><text:span text:style-name="Strong_20_Emphasis">Bárbaros</text:span><text:bookmark-end text:name="__RefHeading___Toc4263_2405630879"/></text:h>
      <text:p text:style-name="P35"><text:span text:style-name="Strong_20_Emphasis"><text:span text:style-name="T30">Los bárbaros se basan en su f</text:span></text:span><text:span text:style-name="T28">uerza </text:span><text:span text:style-name="T30">b</text:span><text:span text:style-name="T28">ruta y </text:span><text:span text:style-name="T30">d</text:span><text:span text:style-name="T28">año en </text:span><text:span text:style-name="T30">á</text:span><text:span text:style-name="T28">rea:</text:span></text:p>
      <text:list text:continue-numbering="true" text:style-name="List_20_1">
        <text:list-item>
          <text:p text:style-name="P33"><text:span text:style-name="Strong_20_Emphasis"><text:span text:style-name="T26">Sed de Sangre </text:span></text:span><text:span text:style-name="Strong_20_Emphasis"><text:span text:style-name="T5">(</text:span></text:span><text:span text:style-name="Strong_20_Emphasis"><text:span text:style-name="T25">Instantáneo</text:span></text:span><text:span text:style-name="Strong_20_Emphasis"><text:span text:style-name="T5">, 3 Maná)</text:span></text:span><text:span text:style-name="Strong_20_Emphasis"><text:span text:style-name="T26">:</text:span></text:span><text:span text:style-name="Strong_20_Emphasis"><text:span text:style-name="T28"> </text:span></text:span><text:span text:style-name="Strong_20_Emphasis"><text:span text:style-name="Emphasis"><text:span text:style-name="T28">Una unidad bárbara aliada puede atacar dos veces en este combate si obtiene al menos un impacto en su primer ataque.</text:span></text:span></text:span><text:span text:style-name="Strong_20_Emphasis"><text:span text:style-name="T28"> </text:span></text:span></text:p>
        </text:list-item>
        <text:list-item>
          <text:p text:style-name="P33"><text:span text:style-name="Strong_20_Emphasis"><text:span text:style-name="T26">Terremoto de Guerra</text:span></text:span><text:span text:style-name="T26"> </text:span><text:span text:style-name="T5">(</text:span><text:span text:style-name="T25">Instantáneo</text:span><text:span text:style-name="T5">, 4 Maná)</text:span><text:span text:style-name="T26">:</text:span><text:span text:style-name="T28"> </text:span><text:span text:style-name="Emphasis"><text:span text:style-name="T28">Todas las unidades en una localización pierden -1 de Iniciativa este turno. Las unidades voladoras también pierden -1 Movimiento.</text:span></text:span></text:p>
        </text:list-item>
        <text:list-item>
          <text:p text:style-name="P34"><text:span text:style-name="Strong_20_Emphasis"><text:span text:style-name="T26">Rabia Incontenible</text:span></text:span><text:span text:style-name="Emphasis"><text:span text:style-name="T26"> </text:span></text:span><text:span text:style-name="Emphasis"><text:span text:style-name="T5">(</text:span></text:span><text:span text:style-name="Emphasis"><text:span text:style-name="T25">Combate</text:span></text:span><text:span text:style-name="Emphasis"><text:span text:style-name="T5">, 2 Maná)</text:span></text:span><text:span text:style-name="Emphasis"><text:span text:style-name="T26">:</text:span></text:span><text:span text:style-name="Emphasis"><text:span text:style-name="T28"> Una unidad aliada puede atacar inmediatamente después de sufrir una baja en combate.</text:span></text:span></text:p>
        </text:list-item>
        <text:list-item>
          <text:p text:style-name="Lista_20_personalizada"><text:span text:style-name="Strong_20_Emphasis"><text:span text:style-name="T26">Grito de Guerra</text:span></text:span><text:span text:style-name="T26"> </text:span><text:span text:style-name="T5">(</text:span><text:span text:style-name="T25">Combate</text:span><text:span text:style-name="T5">, 3 Maná)</text:span><text:span text:style-name="T26">:</text:span><text:span text:style-name="T28"> </text:span><text:span text:style-name="Emphasis"><text:span text:style-name="T28">Si al menos una unidad bárbara obtiene un impacto en combate, el jugador puede lanzar un dado por cada enemigo en la localización. Con un 5-6, la unidad enemiga sufre un impacto adicional.</text:span></text:span></text:p>
        </text:list-item>
      </text:list>
      <text:h text:style-name="Heading_20_3" text:outline-level="3"><text:bookmark-start text:name="__RefHeading___Toc4265_2405630879"/><text:soft-page-break/><text:span text:style-name="Strong_20_Emphasis">Demonios</text:span><text:bookmark-end text:name="__RefHeading___Toc4265_2405630879"/></text:h>
      <text:p text:style-name="P36"><text:span text:style-name="Strong_20_Emphasis"><text:span text:style-name="T31">Los demonios utilizan m</text:span></text:span><text:span text:style-name="T28">agia </text:span><text:span text:style-name="T31">o</text:span><text:span text:style-name="T28">scura y </text:span><text:span text:style-name="T31">d</text:span><text:span text:style-name="T28">año </text:span><text:span text:style-name="T31">p</text:span><text:span text:style-name="T28">ersistente:</text:span></text:p>
      <text:list text:continue-numbering="true" text:style-name="List_20_1">
        <text:list-item>
          <text:p text:style-name="P33"><text:span text:style-name="Strong_20_Emphasis"><text:span text:style-name="T26">Llamas del Abismo</text:span></text:span><text:span text:style-name="T26"> </text:span><text:span text:style-name="T5">(</text:span><text:span text:style-name="T25">Instantáneo</text:span><text:span text:style-name="T5">, 3 Maná)</text:span><text:span text:style-name="T26">: </text:span><text:span text:style-name="Emphasis"><text:span text:style-name="T28">Inflige 1 impacto a una unidad enemiga en una localización adyacente. Si la unidad es destruida, el jugador demonio gana 1 Maná.</text:span></text:span></text:p>
        </text:list-item>
        <text:list-item>
          <text:p text:style-name="P33"><text:span text:style-name="Strong_20_Emphasis"><text:span text:style-name="T26">Portal Infernal </text:span></text:span><text:span text:style-name="Strong_20_Emphasis"><text:span text:style-name="T5">(</text:span></text:span><text:span text:style-name="Strong_20_Emphasis"><text:span text:style-name="T25">Instantáneo</text:span></text:span><text:span text:style-name="Strong_20_Emphasis"><text:span text:style-name="T5">, 5 Maná)</text:span></text:span><text:span text:style-name="Strong_20_Emphasis"><text:span text:style-name="T26">:</text:span></text:span><text:span text:style-name="Strong_20_Emphasis"><text:span text:style-name="T28"> </text:span></text:span><text:span text:style-name="Emphasis"><text:span text:style-name="T28">Teletransporta una unidad demoníaca </text:span></text:span><text:span text:style-name="Emphasis"><text:span text:style-name="T32">de esa localización</text:span></text:span><text:span text:style-name="Emphasis"><text:span text:style-name="T28"> a cualquier </text:span></text:span><text:span text:style-name="Emphasis"><text:span text:style-name="T32">otra</text:span></text:span><text:span text:style-name="Emphasis"><text:span text:style-name="T28"> localización controlada por su jugador.</text:span></text:span></text:p>
        </text:list-item>
        <text:list-item>
          <text:p text:style-name="P37"><text:span text:style-name="Strong_20_Emphasis"><text:span text:style-name="T26">Pacto Oscuro</text:span></text:span><text:span text:style-name="T26"> </text:span><text:span text:style-name="T5">(</text:span><text:span text:style-name="T25">Combate</text:span><text:span text:style-name="T5">, </text:span><text:span text:style-name="T25">2</text:span><text:span text:style-name="T5"> Maná)</text:span><text:span text:style-name="T26">:</text:span><text:span text:style-name="T28"> </text:span><text:span text:style-name="Emphasis"><text:span text:style-name="T29">El jugador puede gastar 1 punto de vida de una de sus unidades demoníacas para lanzar un hechizo sin pagar su coste. No puede usarse en unidades con 1 punto de vida restante. Este hechizo solo puede lanzarse una vez por turno.</text:span></text:span></text:p>
        </text:list-item>
        <text:list-item>
          <text:p text:style-name="P33"><text:span text:style-name="Strong_20_Emphasis"><text:span text:style-name="T26">Corrupción de Sangre </text:span></text:span><text:span text:style-name="T5">(</text:span><text:span text:style-name="T25">Combate</text:span><text:span text:style-name="T5">, 4 Maná)</text:span><text:span text:style-name="T26">:</text:span><text:span text:style-name="T28"> </text:span><text:span text:style-name="Emphasis"><text:span text:style-name="T28">Las unidades demoníacas en la localización tienen +1 Ataque, pero reciben -1 de Iniciativa este turno.</text:span></text:span></text:p>
        </text:list-item>
      </text:list>
      <text:h text:style-name="Heading_20_3" text:outline-level="3"><text:bookmark-start text:name="__RefHeading___Toc4267_2405630879"/><text:span text:style-name="Strong_20_Emphasis">Elfos</text:span><text:bookmark-end text:name="__RefHeading___Toc4267_2405630879"/></text:h>
      <text:p text:style-name="P36"><text:span text:style-name="Strong_20_Emphasis"><text:span text:style-name="T31">Los Elfos, disponen de m</text:span></text:span><text:span text:style-name="T28">agia </text:span><text:span text:style-name="T31">s</text:span><text:span text:style-name="T28">util y </text:span><text:span text:style-name="T31">realizan a</text:span><text:span text:style-name="T28">taques </text:span><text:span text:style-name="T31">p</text:span><text:span text:style-name="T28">recisos:</text:span></text:p>
      <text:list text:continue-numbering="true" text:style-name="List_20_1">
        <text:list-item>
          <text:p text:style-name="P38"><text:span text:style-name="Strong_20_Emphasis"><text:span text:style-name="T26">Flecha Espectral</text:span></text:span><text:span text:style-name="T26"> </text:span><text:span text:style-name="T5">(</text:span><text:span text:style-name="T25">Instantáneo</text:span><text:span text:style-name="T5">, 2 Maná):</text:span><text:span text:style-name="T28"> </text:span><text:span text:style-name="Emphasis"><text:span text:style-name="T28">Un</text:span></text:span><text:span text:style-name="Emphasis"><text:span text:style-name="T33">a</text:span></text:span><text:span text:style-name="Emphasis"><text:span text:style-name="T28"> </text:span></text:span><text:span text:style-name="Emphasis"><text:span text:style-name="T33">unidad </text:span></text:span><text:span text:style-name="Emphasis"><text:span text:style-name="T28">élfic</text:span></text:span><text:span text:style-name="Emphasis"><text:span text:style-name="T33">a</text:span></text:span><text:span text:style-name="Emphasis"><text:span text:style-name="T28"> </text:span></text:span><text:span text:style-name="Emphasis"><text:span text:style-name="T33">gana +1 de alcance.</text:span></text:span></text:p>
        </text:list-item>
        <text:list-item>
          <text:p text:style-name="P38"><text:span text:style-name="Strong_20_Emphasis"><text:span text:style-name="T34">Convergencia </text:span></text:span><text:span text:style-name="Strong_20_Emphasis"><text:span text:style-name="T35">Élfica</text:span></text:span><text:span text:style-name="Emphasis"><text:span text:style-name="T34"> </text:span></text:span><text:span text:style-name="Emphasis"><text:span text:style-name="T36">(</text:span></text:span><text:span text:style-name="Emphasis"><text:span text:style-name="T25">Instantáneo</text:span></text:span><text:span text:style-name="Emphasis"><text:span text:style-name="T36">, </text:span></text:span><text:span text:style-name="Emphasis"><text:span text:style-name="T37">2</text:span></text:span><text:span text:style-name="Emphasis"><text:span text:style-name="T36"> Maná)</text:span></text:span><text:span text:style-name="Emphasis"><text:span text:style-name="T34">:</text:span></text:span><text:span text:style-name="Emphasis"><text:span text:style-name="T33"> </text:span></text:span><text:span text:style-name="Emphasis"><text:span text:style-name="T32">Otra</text:span></text:span><text:span text:style-name="Emphasis"><text:span text:style-name="T33"> unidad mágica aliada en la localización puede lanzar un hechizo sin pagar su coste de Maná este turno. Este efecto no puede aplicarse al mismo hechizo dos turnos seguidos. </text:span></text:span></text:p>
        </text:list-item>
        <text:list-item>
          <text:p text:style-name="Lista_20_personalizada"><text:span text:style-name="Strong_20_Emphasis"><text:span text:style-name="T26">Reflejos Élficos</text:span></text:span><text:span text:style-name="T26"> </text:span><text:span text:style-name="T5">(</text:span><text:span text:style-name="T38">Combate</text:span><text:span text:style-name="T5">, </text:span><text:span text:style-name="T37">2</text:span><text:span text:style-name="T5"> Maná):</text:span><text:span text:style-name="T28"> </text:span><text:span text:style-name="Emphasis"><text:span text:style-name="T28">Una unidad </text:span></text:span><text:span text:style-name="Emphasis"><text:span text:style-name="T32">élfica</text:span></text:span><text:span text:style-name="Emphasis"><text:span text:style-name="T28"> aliada puede moverse inmediatamente después de ser atacada sin sufrir penalizaciones.</text:span></text:span></text:p>
        </text:list-item>
        <text:list-item>
          <text:p text:style-name="Lista_20_personalizada"><text:span text:style-name="Emphasis"><text:span text:style-name="Strong_20_Emphasis"><text:span text:style-name="T26">Gracia Élfica</text:span></text:span></text:span><text:span text:style-name="Emphasis"><text:span text:style-name="T26"> </text:span></text:span><text:span text:style-name="Emphasis"><text:span text:style-name="T5">(</text:span></text:span><text:span text:style-name="Emphasis"><text:span text:style-name="T38">Combate</text:span></text:span><text:span text:style-name="Emphasis"><text:span text:style-name="T5">, </text:span></text:span><text:span text:style-name="Emphasis"><text:span text:style-name="T39">5</text:span></text:span><text:span text:style-name="Emphasis"><text:span text:style-name="T5"> Maná)</text:span></text:span><text:span text:style-name="Emphasis"><text:span text:style-name="T26">:</text:span></text:span><text:span text:style-name="Emphasis"><text:span text:style-name="T28"> Las unidades élficas en la localización tienen un 50% de probabilidad de ignorar el primer impacto recibido en cada combate. Lanza un dado: con un resultado de 4-6, el impacto es anulado.</text:span></text:span></text:p>
        </text:list-item>
      </text:list>
      <text:h text:style-name="Heading_20_3" text:outline-level="3"><text:bookmark-start text:name="__RefHeading___Toc4269_2405630879"/><text:span text:style-name="Strong_20_Emphasis">Enanos</text:span><text:bookmark-end text:name="__RefHeading___Toc4269_2405630879"/></text:h>
      <text:p text:style-name="P36"><text:span text:style-name="Strong_20_Emphasis"><text:span text:style-name="T31">Los Enanos se caracterizan por su d</text:span></text:span><text:span text:style-name="T28">efensa y </text:span><text:span text:style-name="T31">r</text:span><text:span text:style-name="T28">esistencia:</text:span></text:p>
      <text:list text:continue-numbering="true" text:style-name="List_20_1">
        <text:list-item>
          <text:p text:style-name="P38"><text:span text:style-name="Strong_20_Emphasis"><text:span text:style-name="T26">Runa del Hierro</text:span></text:span><text:span text:style-name="T26"> </text:span><text:span text:style-name="T5">(</text:span><text:span text:style-name="T25">Instantáneo</text:span><text:span text:style-name="T5">, </text:span><text:span text:style-name="T36">2</text:span><text:span text:style-name="T5"> Maná)</text:span><text:span text:style-name="T26">:</text:span><text:span text:style-name="T28"> </text:span><text:span text:style-name="Emphasis"><text:span text:style-name="T28">Las unidades enanas aliadas en una localización no pueden ser desplazadas ni tele-transportadas hasta el final del turno.</text:span></text:span></text:p>
        </text:list-item>
        <text:list-item>
          <text:p text:style-name="P38"><text:span text:style-name="Strong_20_Emphasis"><text:span text:style-name="T26">Pilar de Fuego </text:span></text:span><text:span text:style-name="Strong_20_Emphasis"><text:span text:style-name="T5">(</text:span></text:span><text:span text:style-name="Strong_20_Emphasis"><text:span text:style-name="T25">Instantáneo</text:span></text:span><text:span text:style-name="Strong_20_Emphasis"><text:span text:style-name="T5">, 5 Maná)</text:span></text:span><text:span text:style-name="Strong_20_Emphasis"><text:span text:style-name="T26">:</text:span></text:span><text:span text:style-name="Strong_20_Emphasis"><text:span text:style-name="T28"> </text:span></text:span><text:span text:style-name="Emphasis"><text:span text:style-name="T28">Inflige 2 impactos a todas las unidades enemigas en una localización adyacente. Este hechizo no afecta a unidades enanas.</text:span></text:span></text:p>
        </text:list-item>
        <text:list-item>
          <text:p text:style-name="P38"><text:span text:style-name="Strong_20_Emphasis"><text:span text:style-name="T26">Armadura de Mithril</text:span></text:span><text:span text:style-name="T26"> </text:span><text:span text:style-name="T5">(</text:span><text:span text:style-name="T38">Combate</text:span><text:span text:style-name="T5">, 2 Maná)</text:span><text:span text:style-name="T26">:</text:span><text:span text:style-name="T28"> </text:span><text:span text:style-name="Emphasis"><text:span text:style-name="T28">Una unidad enana aliada </text:span></text:span><text:span text:style-name="Emphasis"><text:span text:style-name="T33">reduce a 1 todos los impactos que recibe en cada ataque.</text:span></text:span></text:p>
        </text:list-item>
        <text:list-item>
          <text:p text:style-name="P38"><text:span text:style-name="Emphasis"><text:span text:style-name="Strong_20_Emphasis"><text:span text:style-name="T26">Murallas Inquebrantables</text:span></text:span></text:span><text:span text:style-name="Emphasis"><text:span text:style-name="T26"> </text:span></text:span><text:span text:style-name="Emphasis"><text:span text:style-name="T5">(</text:span></text:span><text:span text:style-name="Emphasis"><text:span text:style-name="T38">Combate</text:span></text:span><text:span text:style-name="Emphasis"><text:span text:style-name="T5">, </text:span></text:span><text:span text:style-name="Emphasis"><text:span text:style-name="T39">4</text:span></text:span><text:span text:style-name="Emphasis"><text:span text:style-name="T5"> Maná)</text:span></text:span><text:span text:style-name="Emphasis"><text:span text:style-name="T26">:</text:span></text:span><text:span text:style-name="Emphasis"><text:span text:style-name="T28"> Las unidades enanas aliadas en una localización ignoran el primer impacto recibido en este turno. </text:span></text:span></text:p>
        </text:list-item>
      </text:list>
      <text:h text:style-name="Heading_20_3" text:outline-level="3"><text:bookmark-start text:name="__RefHeading___Toc4271_2405630879"/><text:span text:style-name="Strong_20_Emphasis">No-Muertos</text:span><text:bookmark-end text:name="__RefHeading___Toc4271_2405630879"/></text:h>
      <text:p text:style-name="P36"><text:span text:style-name="Strong_20_Emphasis"><text:span text:style-name="T31">Los No-Muertos dominan la r</text:span></text:span><text:span text:style-name="T28">esurrección y </text:span><text:span text:style-name="T33">la</text:span><text:span text:style-name="T28"> </text:span><text:span text:style-name="T31">m</text:span><text:span text:style-name="T28">agia </text:span><text:span text:style-name="T31">n</text:span><text:span text:style-name="T28">ecromántica:</text:span></text:p>
      <text:list text:continue-numbering="true" text:style-name="List_20_1">
        <text:list-item>
          <text:p text:style-name="P38"><text:span text:style-name="Strong_20_Emphasis"><text:span text:style-name="T26">Levantar a los Caídos</text:span></text:span><text:span text:style-name="T26"> </text:span><text:span text:style-name="T5">(</text:span><text:span text:style-name="T25">Instantáneo</text:span><text:span text:style-name="T5">, </text:span><text:span text:style-name="T39">2</text:span><text:span text:style-name="T5"> Maná)</text:span><text:span text:style-name="T26">:</text:span><text:span text:style-name="T28"> </text:span><text:span text:style-name="Emphasis"><text:span text:style-name="T28">El jugador puede revivir una unidad no-muerta de coste 2 o menos en una localización controlada por él.</text:span></text:span></text:p>
        </text:list-item>
        <text:list-item>
          <text:p text:style-name="P38"><text:span text:style-name="Strong_20_Emphasis"><text:span text:style-name="T26">Niebla de los Condenados </text:span></text:span><text:span text:style-name="Strong_20_Emphasis"><text:span text:style-name="T5">(</text:span></text:span><text:span text:style-name="Strong_20_Emphasis"><text:span text:style-name="T25">Instantáneo</text:span></text:span><text:span text:style-name="Strong_20_Emphasis"><text:span text:style-name="T5">, </text:span></text:span><text:span text:style-name="Strong_20_Emphasis"><text:span text:style-name="T39">4</text:span></text:span><text:span text:style-name="Strong_20_Emphasis"><text:span text:style-name="T5"> Maná)</text:span></text:span><text:span text:style-name="Strong_20_Emphasis"><text:span text:style-name="T26">:</text:span></text:span><text:span text:style-name="Strong_20_Emphasis"><text:span text:style-name="T28"> </text:span></text:span><text:span text:style-name="Emphasis"><text:span text:style-name="T28">Las unidades enemigas en una localización deben lanzar un dado antes de moverse. Con un 1-3, no pueden moverse este turno.</text:span></text:span></text:p>
        </text:list-item>
        <text:list-item>
          <text:p text:style-name="P38"><text:span text:style-name="Strong_20_Emphasis"><text:span text:style-name="T26">Aura de Terror</text:span></text:span><text:span text:style-name="T26"> </text:span><text:span text:style-name="T5">(</text:span><text:span text:style-name="T38">Combate</text:span><text:span text:style-name="T5">, 4 Maná)</text:span><text:span text:style-name="T26">:</text:span><text:span text:style-name="T28"> </text:span><text:span text:style-name="Emphasis"><text:span text:style-name="T28">Todas las unidades enemigas en una localización pierden -1 Iniciativa hasta el final del turno.</text:span></text:span></text:p>
        </text:list-item>
        <text:list-item>
          <text:p text:style-name="P38"><text:soft-page-break/><text:span text:style-name="Emphasis"><text:span text:style-name="Strong_20_Emphasis"><text:span text:style-name="T40">Legión Inmortal</text:span></text:span></text:span><text:span text:style-name="Emphasis"><text:span text:style-name="T40"> </text:span></text:span><text:span text:style-name="Emphasis"><text:span text:style-name="T41">(</text:span></text:span><text:span text:style-name="Emphasis"><text:span text:style-name="T42">Combate</text:span></text:span><text:span text:style-name="Emphasis"><text:span text:style-name="T41">, </text:span></text:span><text:span text:style-name="Emphasis"><text:span text:style-name="T43">5</text:span></text:span><text:span text:style-name="Emphasis"><text:span text:style-name="T41"> Maná)</text:span></text:span><text:span text:style-name="Emphasis"><text:span text:style-name="T40">:</text:span></text:span><text:span text:style-name="Emphasis"><text:span text:style-name="T44"> Cuando una unidad no-muerta es destruida en combate, lanza un dado. Con un resultado de 5-6, la unidad regresa inmediatamente al campo de batalla en la misma localización </text:span></text:span><text:span text:style-name="Emphasis"><text:span text:style-name="T45">(una sola ficha).</text:span></text:span></text:p>
        </text:list-item>
      </text:list>
      <text:h text:style-name="Heading_20_3" text:outline-level="3"><text:bookmark-start text:name="__RefHeading___Toc4273_2405630879"/><text:span text:style-name="Strong_20_Emphasis">Orcos</text:span><text:bookmark-end text:name="__RefHeading___Toc4273_2405630879"/></text:h>
      <text:p text:style-name="P36"><text:span text:style-name="Strong_20_Emphasis"><text:span text:style-name="T31">Los Orcos destacan por su a</text:span></text:span><text:span text:style-name="T28">gresividad y </text:span><text:span text:style-name="T31">b</text:span><text:span text:style-name="T28">rutalidad:</text:span></text:p>
      <text:list text:continue-numbering="true" text:style-name="List_20_1">
        <text:list-item>
          <text:p text:style-name="P38"><text:span text:style-name="Strong_20_Emphasis"><text:span text:style-name="T26">Emboscada Salvaje</text:span></text:span><text:span text:style-name="T26"> </text:span><text:span text:style-name="T5">(</text:span><text:span text:style-name="T25">Instantáneo</text:span><text:span text:style-name="T5">, 3 Maná)</text:span><text:span text:style-name="T26">:</text:span><text:span text:style-name="T28"> </text:span><text:span text:style-name="Emphasis"><text:span text:style-name="T28">Una unidad orca aliada puede moverse a una localización adyacente ocupada por enemigos y atacar de inmediato, antes de que comience la fase de combate.</text:span></text:span></text:p>
        </text:list-item>
        <text:list-item>
          <text:p text:style-name="P38"><text:span text:style-name="Emphasis"><text:span text:style-name="Strong_20_Emphasis"><text:span text:style-name="T26">Aplastamiento Brutal</text:span></text:span></text:span><text:span text:style-name="Emphasis"><text:span text:style-name="T26"> </text:span></text:span><text:span text:style-name="Emphasis"><text:span text:style-name="T5">(</text:span></text:span><text:span text:style-name="Emphasis"><text:span text:style-name="T25">Instantáneo</text:span></text:span><text:span text:style-name="Emphasis"><text:span text:style-name="T5">, </text:span></text:span><text:span text:style-name="Emphasis"><text:span text:style-name="T46">5</text:span></text:span><text:span text:style-name="Emphasis"><text:span text:style-name="T5"> Maná)</text:span></text:span><text:span text:style-name="Emphasis"><text:span text:style-name="T26">:</text:span></text:span><text:span text:style-name="Emphasis"><text:span text:style-name="T28"> Una unidad orca aliada en combate puede lanzar un dado adicional por cada impacto que haya conseguido. Cada resultado de 5-6 genera un impacto extra. </text:span></text:span></text:p>
        </text:list-item>
        <text:list-item>
          <text:p text:style-name="P38"><text:span text:style-name="Strong_20_Emphasis"><text:span text:style-name="T26">Golpe Salvaje </text:span></text:span><text:span text:style-name="Strong_20_Emphasis"><text:span text:style-name="T5">(</text:span></text:span><text:span text:style-name="Strong_20_Emphasis"><text:span text:style-name="T38">Combate</text:span></text:span><text:span text:style-name="Strong_20_Emphasis"><text:span text:style-name="T5">, 2 Maná)</text:span></text:span><text:span text:style-name="Strong_20_Emphasis"><text:span text:style-name="T26">:</text:span></text:span><text:span text:style-name="Strong_20_Emphasis"><text:span text:style-name="T28"> </text:span></text:span><text:span text:style-name="Emphasis"><text:span text:style-name="T28">Si una unidad orca consigue al menos un impacto, puede lanzar un dado adicional por cada impacto logrado. Con un 5-6, se obtiene un impacto extra.</text:span></text:span></text:p>
        </text:list-item>
        <text:list-item>
          <text:p text:style-name="P38"><text:span text:style-name="Strong_20_Emphasis"><text:span text:style-name="T26">Carga Descontrolada</text:span></text:span><text:span text:style-name="T26"> </text:span><text:span text:style-name="T5">(</text:span><text:span text:style-name="T38">Combate</text:span><text:span text:style-name="T5">, 4 Maná)</text:span><text:span text:style-name="T26">:</text:span><text:span text:style-name="T28"> </text:span><text:span text:style-name="Emphasis"><text:span text:style-name="T28">Las unidades orcas aliadas en una localización ganan +1 Movimiento y +1 Ataque, pero pierden -1 Iniciativa hasta el final del turno.</text:span></text:span></text:p>
        </text:list-item>
      </text:list>
      <text:h text:style-name="P39" text:outline-level="3"><text:bookmark-start text:name="__RefHeading___Toc4275_2405630879"/><text:span text:style-name="Strong_20_Emphasis">Hechizos </text:span><text:span text:style-name="Strong_20_Emphasis"><text:span text:style-name="T47">c</text:span></text:span><text:span text:style-name="Strong_20_Emphasis">omunes</text:span><text:bookmark-end text:name="__RefHeading___Toc4275_2405630879"/></text:h>
      <text:p text:style-name="P40"><text:span text:style-name="Strong_20_Emphasis"><text:span text:style-name="T12">Además de los hechizos específicos de cada facción, existen hechizos comunes que cualquier </text:span></text:span><text:span text:style-name="Strong_20_Emphasis"><text:span text:style-name="T48">unidad mágica</text:span></text:span><text:span text:style-name="Strong_20_Emphasis"><text:span text:style-name="T12"> puede utilizar. Estos hechizos suelen incluir efectos básicos como proyectiles mágicos, barreras defensivas o mejoras temporales de atributos.</text:span></text:span></text:p>
      <text:p text:style-name="P41"><text:span text:style-name="Strong_20_Emphasis"><text:span text:style-name="T22">Cualquier unidad de tipo </text:span></text:span><text:span text:style-name="Strong_20_Emphasis"><text:span text:style-name="T49">mágica</text:span></text:span><text:span text:style-name="Strong_20_Emphasis"><text:span text:style-name="T22"> puede lanzar los siguientes hechizos:</text:span></text:span></text:p>
      <text:list text:continue-numbering="true" text:style-name="List_20_1">
        <text:list-item>
          <text:p text:style-name="P38"><text:span text:style-name="Strong_20_Emphasis"><text:span text:style-name="T26">Disipar</text:span></text:span><text:span text:style-name="T26"> </text:span><text:span text:style-name="T5">(</text:span><text:span text:style-name="T25">Instantáneo</text:span><text:span text:style-name="T5">, </text:span><text:span text:style-name="T50">2</text:span><text:span text:style-name="T5"> Maná)</text:span><text:span text:style-name="T26">:</text:span><text:span text:style-name="T28"> </text:span><text:span text:style-name="Emphasis"><text:span text:style-name="T28">Anula cualquier hechizo lanzado por un jugador. Si el hechizo disipado tenía un efecto permanente, se elimina de inmediato. </text:span></text:span><text:span text:style-name="Emphasis"><text:span text:style-name="T32">Solo puede ser lanzado por la misma unidad una vez por turno.</text:span></text:span></text:p>
        </text:list-item>
        <text:list-item>
          <text:p text:style-name="P42"><text:span text:style-name="Strong_20_Emphasis"><text:span text:style-name="T26">Viento Arcano</text:span></text:span><text:span text:style-name="T26"> </text:span><text:span text:style-name="T5">(</text:span><text:span text:style-name="T25">Instantáneo</text:span><text:span text:style-name="T5">, </text:span><text:span text:style-name="T38">2</text:span><text:span text:style-name="T5"> Maná)</text:span><text:span text:style-name="T26">: </text:span><text:span text:style-name="Emphasis"><text:span text:style-name="T28">Otorga +1 de Movimiento a una unidad aliada hasta el final del turno.</text:span></text:span></text:p>
        </text:list-item>
        <text:list-item>
          <text:p text:style-name="P42"><text:span text:style-name="T26">Llama Purificadora </text:span><text:span text:style-name="T5">(</text:span><text:span text:style-name="T38">Combate</text:span><text:span text:style-name="T5">, 2 Maná)</text:span><text:span text:style-name="T26">:</text:span><text:span text:style-name="T24"> Inflige 1 impacto a una unidad enemiga en la misma localización y elimina cualquier efecto pasivo o de bonificación que tenga </text:span><text:span text:style-name="T51">en su próximo ataque</text:span><text:span text:style-name="T24">.</text:span></text:p>
        </text:list-item>
        <text:list-item>
          <text:p text:style-name="P38"><text:span text:style-name="Strong_20_Emphasis"><text:span text:style-name="T26">Escudo Místico</text:span></text:span><text:span text:style-name="Emphasis"><text:span text:style-name="T26"> </text:span></text:span><text:span text:style-name="Emphasis"><text:span text:style-name="T5">(</text:span></text:span><text:span text:style-name="Emphasis"><text:span text:style-name="T38">Combate</text:span></text:span><text:span text:style-name="Emphasis"><text:span text:style-name="T5">, </text:span></text:span><text:span text:style-name="Emphasis"><text:span text:style-name="T52">2</text:span></text:span><text:span text:style-name="Emphasis"><text:span text:style-name="T5"> Maná)</text:span></text:span><text:span text:style-name="Emphasis"><text:span text:style-name="T26">:</text:span></text:span><text:span text:style-name="Emphasis"><text:span text:style-name="T28"> Una unidad aliada ignora el primer impacto que reciba este turno. Si el impacto es de un hechizo ofensivo, también lo anula.</text:span></text:span></text:p>
        </text:list-item>
      </text:list>
      <text:h text:style-name="P27" text:outline-level="1"><text:bookmark text:name="Capítulo-X-El-destino-de-los-ejércitos"/><text:bookmark-start text:name="__RefHeading___Toc1104_2405630879"/>Capítulo <text:span text:style-name="T11">7</text:span><text:line-break/>El destino de los ejércitos<text:bookmark-end text:name="__RefHeading___Toc1104_2405630879"/></text:h>
      <text:p text:style-name="Text_20_body">El turno del juego es la estructura central de Open Wars, y en este capítulo aprenderemos cómo se determina el orden de los jugadores en cada turno, así como las fases que componen el ciclo de juego.</text:p>
      <text:h text:style-name="P11" text:outline-level="2"><text:bookmark text:name="Turno-de-juego"/><text:bookmark-start text:name="__RefHeading___Toc1106_2405630879"/>Turno de juego<text:bookmark-end text:name="__RefHeading___Toc1106_2405630879"/></text:h>
      <text:p text:style-name="Text_20_body">Cada partida de Open Wars se desarrolla en turnos que se dividen en varias fases. Los jugadores deben completar todas las fases en orden antes de pasar al siguiente turno.</text:p>
      <text:h text:style-name="P13" text:outline-level="3"><text:bookmark text:name="Determinación-del-orden-de-turno"/><text:bookmark-start text:name="__RefHeading___Toc3065_2405630879"/>Determinación del orden de turno<text:bookmark-end text:name="__RefHeading___Toc3065_2405630879"/></text:h>
      <text:p text:style-name="Text_20_body">El orden de turno puede estar definido por el escenario en juego. En caso de que el escenario no lo especifique o se esté jugando en un modo libre, primero se calculará el <text:span text:style-name="Strong_20_Emphasis">valor de ejército</text:span> de cada jugador, sumando el coste en Piezas de Oro de todas sus unidades. El jugador con el <text:span text:style-name="Strong_20_Emphasis">valor de ejército</text:span> más alto tendrá la iniciativa y será el primer jugador en <text:span text:style-name="T53">realizar las acciones que puedan dar alguna ventaja o desventaja, como por ejemplo ejecutar la Fase de movimiento</text:span>. El resto de jugadores continuarán en sentido horario.</text:p>
      <text:p text:style-name="Text_20_body">Si hay un empate en el <text:span text:style-name="Strong_20_Emphasis">valor de ejército</text:span>, los jugadores empatados lanzarán dos dados de seis caras (<text:span text:style-name="Strong_20_Emphasis">2D6</text:span>). El jugador que obtenga la mayor puntuación tendrá la iniciativa. Si persiste el empate, se repetirán las tiradas hasta que se determine un ganador.</text:p>
      <text:p text:style-name="P29">En la mayoría de los casos, las acciones se pueden ejecutar <text:span text:style-name="T2">simultáneamente</text:span> por los jugadores. <text:span text:style-name="T53">Pero c</text:span>uando haya un conflicto de intereses o ser el último en realizar la acción de una clara ventaja, deberán ser ejecutadas según el <text:span text:style-name="T2">orden de turno</text:span>. Esto se puede utilizar para resolver cualquier conflicto que aparezca a la hora de ejecutar y resolver las acciones.</text:p>
      <text:h text:style-name="P11" text:outline-level="2"><text:bookmark text:name="Fases-del-turno"/><text:bookmark-start text:name="__RefHeading___Toc1108_2405630879"/>Fases del turno<text:bookmark-end text:name="__RefHeading___Toc1108_2405630879"/></text:h>
      <text:p text:style-name="Text_20_body">Las fases de un turno se repiten en un ciclo hasta que se alcanza la condición de victoria.</text:p>
      <text:list text:continue-numbering="true" text:style-name="List_20_1">
        <text:list-item>
          <text:p text:style-name="Lista_20_personalizada"><text:span text:style-name="Strong_20_Emphasis">Fase de recaudación:</text:span> En esta fase, los jugadores ganan Piezas de Oro en base a las localizaciones que controlan y que otorgan este beneficio. Cada localización que un jugador controla le proporcionará una cantidad de Oro o Maná según lo indicado en la carta de localización. <text:span text:style-name="T54">En el primer turno, se omite esta fase.</text:span></text:p>
        </text:list-item>
        <text:list-item>
          <text:p text:style-name="Lista_20_personalizada"><text:span text:style-name="Strong_20_Emphasis">Fase de reclutamiento:</text:span> Los jugadores pueden reclutar unidades gastando las Piezas de Oro que hayan acumulado en la fase de recaudación. Las unidades solo pueden ser reclutadas en localizaciones de tipo <text:span text:style-name="Strong_20_Emphasis">ciudad</text:span> que estén controladas por el jugador. <text:span text:style-name="T55">Esta fase se puede realizar en secreto o siguiendo el orden de turno.</text:span></text:p>
        </text:list-item>
        <text:list-item>
          <text:p text:style-name="Lista_20_personalizada"><text:span text:style-name="Strong_20_Emphasis">Fase de movimiento:</text:span> En esta fase, los jugadores mueven sus unidades por las distintas localizaciones, respetando los puntos de movimiento de cada unidad. Las unidades pueden moverse por varias localizaciones si tienen suficiente movimiento. <text:span text:style-name="T55">Esta fase se realiza según el orden de turno.</text:span></text:p>
        </text:list-item>
        <text:list-item>
          <text:p text:style-name="Lista_20_personalizada"><text:span text:style-name="Strong_20_Emphasis">Fase de combate:</text:span> Las localizaciones en las que coinciden unidades de varios jugadores deben resolver combates. El combate se resuelve en función de la iniciativa y el ataque de las unidades, lanzando dados y causando bajas en las unidades enemigas.</text:p>
        </text:list-item>
      </text:list>
      <text:h text:style-name="P9" text:outline-level="1"/>
      <text:h text:style-name="P27" text:outline-level="1"><text:bookmark-start text:name="__RefHeading___Toc4277_2405630879"/>Capítulo <text:span text:style-name="T11">8</text:span><text:line-break/>El tributo de la guerra<text:bookmark-end text:name="__RefHeading___Toc4277_2405630879"/></text:h>
      <text:p text:style-name="Text_20_body">En esta fase, los jugadores obtienen <text:span text:style-name="T56">O</text:span>ro y <text:span text:style-name="T56">M</text:span>aná según las localizaciones que controlan, preparándose para el reclutamiento de nuevas tropas y el despliegue de poderosas estrategias.</text:p>
      <text:p text:style-name="P43">En el primer turno de juego, se omite la ejecución de esta fase, saltando directamente a la fase de movimiento.</text:p>
      <text:h text:style-name="Heading_20_2" text:outline-level="2"><text:bookmark-start text:name="__RefHeading___Toc4279_2405630879"/><text:span text:style-name="T56">F</text:span>ase de recaudación<text:bookmark-end text:name="__RefHeading___Toc4279_2405630879"/></text:h>
      <text:p text:style-name="P44">Por orden, cada jugador realizará lo siguiente:</text:p>
      <text:list text:continue-numbering="true" text:style-name="List_20_1">
        <text:list-item>
          <text:p text:style-name="Lista_20_personalizada"><text:span text:style-name="Strong_20_Emphasis">Determina</text:span><text:span text:style-name="Strong_20_Emphasis"><text:span text:style-name="T56">r</text:span></text:span><text:span text:style-name="Strong_20_Emphasis"> localizaciones controladas: </text:span>Cada jugador revisa las localizaciones que controla en el mapa. Una localización es considerada bajo el control de un jugador si tiene al menos una unidad suya en ella y no hay unidades enemigas presentes.</text:p>
        </text:list-item>
        <text:list-item>
          <text:p text:style-name="Lista_20_personalizada"><text:span text:style-name="Strong_20_Emphasis">Recolección de Oro y Maná: </text:span>Cada localización otorga una cantidad fija de <text:span text:style-name="Strong_20_Emphasis">Oro</text:span> y/o <text:span text:style-name="Strong_20_Emphasis">Maná</text:span>, indicada en la carta de localización. <text:span text:style-name="T11">A</text:span>lgunas localizaciones especiales pueden proporcionar bonificaciones adicionales bajo ciertas condiciones.</text:p>
        </text:list-item>
        <text:list-item>
          <text:p text:style-name="Lista_20_personalizada"><text:span text:style-name="Strong_20_Emphasis">Aplicación de efectos y habilidades: </text:span>Algunos hechizos o habilidades de unidades pueden afectar la cantidad de recursos recolectados. Si hay eventos o condiciones de escenario que modifiquen la recaudación (como una plaga que reduzca la producción de Oro), estos efectos se aplican en este momento.</text:p>
        </text:list-item>
        <text:list-item>
          <text:p text:style-name="Lista_20_personalizada"><text:span text:style-name="Strong_20_Emphasis">Registro de recursos. </text:span>Cada jugador suma la cantidad total de Oro y Maná obtenida y la almacena en su reserva personal. Se recomienda que los jugadores lleven un registro visual con fichas de Oro y Maná para facilitar el seguimiento.</text:p>
        </text:list-item>
      </text:list>
      <text:h text:style-name="P45" text:outline-level="2"><text:bookmark-start text:name="__RefHeading___Toc4281_2405630879"/>Conflictos de control<text:bookmark-end text:name="__RefHeading___Toc4281_2405630879"/></text:h>
      <text:p text:style-name="P46">Si una localización está disputada entre dos <text:span text:style-name="T11">o más</text:span> jugadores (es decir, <text:span text:style-name="T11">varios</text:span> tienen unidades en ella), ninguno recibirá sus beneficios hasta que el conflicto se resuelva en la fase de combate.</text:p>
      <text:h text:style-name="Heading_20_2" text:outline-level="2"><text:bookmark-start text:name="__RefHeading___Toc4283_2405630879"/><text:span text:style-name="Strong_20_Emphasis">Recursos estratégicos</text:span><text:bookmark-end text:name="__RefHeading___Toc4283_2405630879"/></text:h>
      <text:p text:style-name="P46"><text:span text:style-name="Strong_20_Emphasis"><text:span text:style-name="T57">A</text:span></text:span><text:span text:style-name="T12">lgunas facciones pueden depender más de ciertos recursos que otras. Por ejemplo, los</text:span> <text:span text:style-name="Strong_20_Emphasis">demonios</text:span> y los <text:span text:style-name="Strong_20_Emphasis">magos</text:span> requieren grandes cantidades de Maná, mientras que los <text:span text:style-name="Strong_20_Emphasis">enanos</text:span> dependen más del Oro para forjar sus poderosas armaduras.</text:p>
      <text:p text:style-name="P29"><text:span text:style-name="T2">Recuerda:</text:span> En el turno 1 no se realiza la fase de recaudación, ve directo a la fase de combate.</text:p>
      <text:h text:style-name="P9" text:outline-level="1"/>
      <text:h text:style-name="P27" text:outline-level="1"><text:bookmark text:name="Capítulo-10-La-forja-de-nuevos-ejércitos"/><text:bookmark-start text:name="__RefHeading___Toc1114_2405630879"/>Capítulo <text:span text:style-name="T11">9</text:span><text:line-break/>La forja de nuevos ejércitos<text:bookmark-end text:name="__RefHeading___Toc1114_2405630879"/></text:h>
      <text:p text:style-name="Text_20_body">En este capítulo, aprenderemos sobre la fase de reclutamiento, donde los jugadores pueden utilizar sus recursos para fortalecer sus ejércitos. El reclutamiento es un momento crucial para planificar la estrategia futura, asegurándose de que se respeten las reglas de apilamiento y las limitaciones de las localizaciones controladas.</text:p>
      <text:h text:style-name="P11" text:outline-level="2"><text:bookmark text:name="Fase-de-reclutamiento"/><text:bookmark-start text:name="__RefHeading___Toc1116_2405630879"/>Fase de reclutamiento<text:bookmark-end text:name="__RefHeading___Toc1116_2405630879"/></text:h>
      <text:p text:style-name="Text_20_body">Durante la fase de reclutamiento, los jugadores pueden gastar sus recursos, principalmente Piezas de Oro, para desplegar nuevas unidades en el campo de batalla. El reclutamiento debe realizarse en las localizaciones de tipo <text:span text:style-name="Strong_20_Emphasis">ciudad</text:span> que el jugador controle. Las nuevas unidades reclutadas deben respetar los límites de apilamiento de cada localización y seguir las reglas específicas para las unidades de tipo especial.</text:p>
      <text:h text:style-name="P13" text:outline-level="3"><text:bookmark text:name="Control-de-localizaciones"/><text:bookmark-start text:name="__RefHeading___Toc3067_2405630879"/>Control de localizaciones<text:bookmark-end text:name="__RefHeading___Toc3067_2405630879"/></text:h>
      <text:p text:style-name="Text_20_body">El jugador solo puede reclutar unidades en aquellas localizaciones de tipo ciudad que controle en ese momento. Si no controla ninguna localización de tipo <text:span text:style-name="T2">ciudad</text:span>, no podrá reclutar nuevas unidades.</text:p>
      <text:h text:style-name="P13" text:outline-level="3"><text:bookmark text:name="Tipos-de-unidades"/><text:bookmark-start text:name="__RefHeading___Toc3069_2405630879"/>Tipos de unidades<text:bookmark-end text:name="__RefHeading___Toc3069_2405630879"/></text:h>
      <text:p text:style-name="Text_20_body">Se pueden reclutar cualquier tipo de unidad <text:span text:style-name="T58">en localizaciones de tipo </text:span><text:span text:style-name="T59">ciudad</text:span><text:span text:style-name="T58">.</text:span></text:p>
      <text:p text:style-name="P47"><text:span text:style-name="Strong_20_Emphasis"><text:span text:style-name="T6">Reclutar unidades de tipo agua: </text:span></text:span><text:span text:style-name="Emphasis"><text:span text:style-name="T6">Las unidades de tipo agua solo pueden ser reclutadas en localizaciones de tipo </text:span></text:span><text:span text:style-name="Strong_20_Emphasis"><text:span text:style-name="T6">ciudad</text:span></text:span><text:span text:style-name="Emphasis"><text:span text:style-name="T6"> que tengan adyacente una localización de</text:span></text:span><text:span text:style-name="Emphasis"> t</text:span><text:span text:style-name="Emphasis"><text:span text:style-name="T6">ipo </text:span></text:span><text:span text:style-name="Strong_20_Emphasis"><text:span text:style-name="T6">agua</text:span></text:span><text:span text:style-name="Emphasis"><text:span text:style-name="T6">, lo que represe</text:span></text:span><text:span text:style-name="Emphasis">nta que esa ciudad tiene un puerto.</text:span></text:p>
      <text:h text:style-name="P11" text:outline-level="2"><text:bookmark text:name="Límite-de-apilamiento"/><text:bookmark-start text:name="__RefHeading___Toc1118_2405630879"/>Límite de apilamiento<text:bookmark-end text:name="__RefHeading___Toc1118_2405630879"/></text:h>
      <text:p text:style-name="Text_20_body">Cada unidad tiene un límite de apilamiento, es decir, la cantidad máxima de su misma unidad que puede haber en una misma localización al mismo tiempo:</text:p>
      <text:list text:continue-numbering="true" text:style-name="List_20_1">
        <text:list-item>
          <text:p text:style-name="Lista_20_personalizada"><text:span text:style-name="Strong_20_Emphasis">Unidades normales:</text:span> límite de 4. </text:p>
        </text:list-item>
        <text:list-item>
          <text:p text:style-name="Lista_20_personalizada"><text:span text:style-name="Strong_20_Emphasis">Unidades mágicas:</text:span> límite de 1. </text:p>
        </text:list-item>
        <text:list-item>
          <text:p text:style-name="Lista_20_personalizada"><text:span text:style-name="Strong_20_Emphasis">Unidades únicas:</text:span> límite de 1.</text:p>
        </text:list-item>
      </text:list>
      <text:p text:style-name="P22"/>
      <text:p text:style-name="Text_20_body">No puede haber más de una pila de la misma unidad en una misma localización, independientemente de que no se haya alcanzado el límite de apilamiento. Todas las unidades de un mismo tipo deben apilarse en una única pila dentro de la localización.</text:p>
      <text:h text:style-name="P9" text:outline-level="1"/>
      <text:h text:style-name="P8" text:outline-level="1"><text:bookmark text:name="Capítulo-X-La-marcha-de-los-ejércitos"/><text:bookmark-start text:name="__RefHeading___Toc1120_2405630879"/>Capítulo <text:span text:style-name="T11">10</text:span><text:line-break/>La marcha de los ejércitos<text:bookmark-end text:name="__RefHeading___Toc1120_2405630879"/></text:h>
      <text:p text:style-name="Text_20_body">Se trata de las reglas de movimiento y apilamiento de las unidades en el campo de batalla. Aquí aprenderemos cómo las unidades se mueven por el terreno, qué restricciones enfrentan y cómo se optimiza el movimiento estratégico.</text:p>
      <text:h text:style-name="Heading_20_2" text:outline-level="2"><text:bookmark text:name="Fase-de-movimiento"/><text:bookmark-start text:name="__RefHeading___Toc1122_2405630879"/>Fase de movimiento<text:bookmark-end text:name="__RefHeading___Toc1122_2405630879"/></text:h>
      <text:h text:style-name="P48" text:outline-level="3"><text:bookmark text:name="Movimiento-y-coste-de-entrada"/><text:bookmark-start text:name="__RefHeading___Toc3071_2405630879"/>Movimiento y coste de entrada<text:bookmark-end text:name="__RefHeading___Toc3071_2405630879"/></text:h>
      <text:p text:style-name="Text_20_body">El <text:span text:style-name="Strong_20_Emphasis">movimiento</text:span> de una unidad es el número de pasos que puede dar en un turno. Cada vez que una unidad se desplaza de una localización a otra, gasta puntos de movimiento.</text:p>
      <text:p text:style-name="Text_20_body">Cada <text:span text:style-name="Strong_20_Emphasis">localización</text:span> tiene un <text:span text:style-name="Strong_20_Emphasis">coste de entrada</text:span>, es decir, el número de puntos de movimiento que una unidad necesita para poder entrar en ese lugar. Algunas localizaciones son más fáciles de atravesar que otras, por lo que el coste varía según el tipo de terreno.</text:p>
      <text:p text:style-name="P49">Las unidades se mueven ortogonalmente (es decir, arriba, abajo, izquierda o derecha), <text:span text:style-name="T60">no pueden moverse a </text:span>localizaciones que estén en diagonal. Cada movimiento gasta puntos en función del coste de entrada de la localización.</text:p>
      <text:p text:style-name="Text_20_body">Si tu unidad tiene suficientes puntos de movimiento para cubrir el coste de entrada, puede moverse sin problema. Pero si no tiene suficientes puntos de movimiento, ¡se quedará varada! y no podrá entrar la localización. Sin embargo, existen hechizos o habilidades que pueden modificar el coste de entrada o proporcionar puntos de movimiento adicionales.</text:p>
      <text:p text:style-name="Quotations"><text:span text:style-name="Emphasis"><text:span text:style-name="Strong_20_Emphasis"><text:span text:style-name="T61">Movimiento especial de unidades de agua: </text:span></text:span></text:span><text:span text:style-name="Emphasis"><text:span text:style-name="T61">Las unidades de </text:span></text:span><text:span text:style-name="Emphasis"><text:span text:style-name="Strong_20_Emphasis"><text:span text:style-name="T61">agua</text:span></text:span></text:span><text:span text:style-name="Emphasis"><text:span text:style-name="T61"> (como barcos o criaturas acuáticas) tienen reglas especiales en su movimiento. Pueden moverse sin problemas a través de localizaciones de </text:span></text:span><text:span text:style-name="Emphasis"><text:span text:style-name="Strong_20_Emphasis"><text:span text:style-name="T61">agua</text:span></text:span></text:span><text:span text:style-name="Emphasis"><text:span text:style-name="T61">, pero no pueden moverse desde una localización de </text:span></text:span><text:span text:style-name="Emphasis"><text:span text:style-name="Strong_20_Emphasis"><text:span text:style-name="T61">agua</text:span></text:span></text:span><text:span text:style-name="Emphasis"><text:span text:style-name="T61"> hacia una localización que no sea de </text:span></text:span><text:span text:style-name="Emphasis"><text:span text:style-name="Strong_20_Emphasis"><text:span text:style-name="T61">agua</text:span></text:span></text:span><text:span text:style-name="Emphasis"><text:span text:style-name="T61">, como tierra firme, a menos que se especifique lo contrario por una habilidad o hechizo.</text:span></text:span></text:p>
      <text:h text:style-name="Heading_20_3" text:outline-level="3"><text:bookmark-start text:name="__RefHeading___Toc4043_1193743137"/><text:span text:style-name="Strong_20_Emphasis"><text:span text:style-name="T62">L</text:span></text:span><text:span text:style-name="Strong_20_Emphasis">ocalizaciones con </text:span><text:span text:style-name="Strong_20_Emphasis"><text:span text:style-name="T62">e</text:span></text:span><text:span text:style-name="Strong_20_Emphasis">nemigos</text:span><text:bookmark-end text:name="__RefHeading___Toc4043_1193743137"/></text:h>
      <text:p text:style-name="Text_20_body">Cuando una unidad entra en una localización que contiene unidades enemigas, esta queda <text:span text:style-name="Strong_20_Emphasis">trabada en combate</text:span>. Esto significa que su movimiento se detiene inmediatamente, incluso si le restan puntos de movimiento. Las unidades <text:span text:style-name="Strong_20_Emphasis">trabadas en combate</text:span> no podrán moverse fuera de esa localización durante la Fase de <text:span text:style-name="T62">m</text:span>ovimiento, pero podrán optar por <text:span text:style-name="Strong_20_Emphasis">retirarse</text:span> durante la Fase de <text:span text:style-name="T62">c</text:span>ombate según las reglas establecidas para la retirada.</text:p>
      <text:p text:style-name="Quotations"><text:span text:style-name="Strong_20_Emphasis"><text:span text:style-name="T6">Excepción:</text:span></text:span><text:span text:style-name="T6"> Las unidades </text:span><text:span text:style-name="Emphasis"><text:span text:style-name="T5">voladoras</text:span></text:span><text:span text:style-name="T6"> ignoran esta regla y pueden moverse libremente por localizaciones con enemigos, siempre que tengan puntos de movimiento suficientes para continuar.</text:span></text:p>
      <text:h text:style-name="P13" text:outline-level="3"><text:bookmark text:name="Bonificación-por-terreno"/><text:bookmark-start text:name="__RefHeading___Toc3073_2405630879"/>Bonificación por terreno<text:bookmark-end text:name="__RefHeading___Toc3073_2405630879"/></text:h>
      <text:p text:style-name="Text_20_body">Si la unidad se mueve hacia una localización que coincide con su tipo (por ejemplo, una unidad de <text:span text:style-name="Strong_20_Emphasis">montaña</text:span> moviéndose hacia una <text:span text:style-name="Strong_20_Emphasis">montaña</text:span>), recibe una bonificación de -1 en el coste de entrada. Sin embargo, el coste de entrada nunca podrá ser menor a 1.</text:p>
      <text:p text:style-name="Text_20_body">Las unidades con tipos especiales (como <text:span text:style-name="Strong_20_Emphasis">mágica</text:span> o <text:span text:style-name="Strong_20_Emphasis">voladora</text:span>) no tienen bonificación por tipo de terreno.</text:p>
      <text:h text:style-name="P27" text:outline-level="1"><text:bookmark text:name="Capítulo-11-El-arte-de-la-guerra"/><text:bookmark-start text:name="__RefHeading___Toc1124_2405630879"/>Capítulo 11<text:line-break/>El arte de la guerra<text:bookmark-end text:name="__RefHeading___Toc1124_2405630879"/></text:h>
      <text:p text:style-name="Text_20_body">Este capítulo profundiza en la fase de combate, donde las unidades se enfrentan. Aquí aprenderemos cómo funciona el sistema de combate basado en iniciativa y lanzamiento de dados, así como las reglas para resolver impactos y bajas.</text:p>
      <text:h text:style-name="P11" text:outline-level="2"><text:bookmark text:name="Fase-de-combate"/><text:bookmark-start text:name="__RefHeading___Toc1126_2405630879"/>Fase de combate<text:bookmark-end text:name="__RefHeading___Toc1126_2405630879"/></text:h>
      <text:p text:style-name="Text_20_body">La fase de combate es una de las más importantes en Open Wars. Cuando dos o más jugadores tienen unidades en la misma localización, deben resolver un enfrentamiento.</text:p>
      <text:p text:style-name="Text_20_body">El combate se divide en varias etapas:</text:p>
      <text:list text:continue-numbering="true" text:style-name="List_20_1">
        <text:list-item>
          <text:p text:style-name="P50"><text:span text:style-name="Strong_20_Emphasis"><text:span text:style-name="T63">Localizaciones:</text:span></text:span><text:span text:style-name="Strong_20_Emphasis"><text:span text:style-name="T64"> Decidir la localización de los combates. Cuando se haya resuelto el combate de una localización, se pasará a la siguiente.</text:span></text:span></text:p>
        </text:list-item>
        <text:list-item>
          <text:p text:style-name="Lista_20_personalizada"><text:span text:style-name="Strong_20_Emphasis">Iniciativa:</text:span> Determina qué unidades atacan primero, según el valor de iniciativa de cada ficha. </text:p>
        </text:list-item>
        <text:list-item>
          <text:p text:style-name="Lista_20_personalizada"><text:span text:style-name="Strong_20_Emphasis">Ataque:</text:span> Se resuelve lanzando dados según el valor de ataque de cada unidad y comparando los resultados con el valor de ataque de las unidades. </text:p>
        </text:list-item>
        <text:list-item>
          <text:p text:style-name="Lista_20_personalizada"><text:span text:style-name="Strong_20_Emphasis">Asignación de bajas:</text:span> El jugador defensor debe asignar las bajas a sus unidades, priorizando las más débiles o menos costosas. </text:p>
        </text:list-item>
        <text:list-item>
          <text:p text:style-name="Lista_20_personalizada"><text:span text:style-name="Strong_20_Emphasis">Retirada:</text:span> Las unidades pueden retirarse a una localización adyacente si su jugador así lo decide y si las condiciones lo permiten. </text:p>
        </text:list-item>
      </text:list>
      <text:h text:style-name="Heading_20_3" text:outline-level="3"><text:bookmark-start text:name="__RefHeading___Toc7019_2433295208"/>Localizaciones<text:bookmark-end text:name="__RefHeading___Toc7019_2433295208"/></text:h>
      <text:p text:style-name="P51">Primero se resuelven los combates donde hay unidades a distancia aisladas, es decir, que están solas en la localización y disponen de rango suficiente para realizar ataques.</text:p>
      <text:p text:style-name="P51">Luego se resuelven los combates donde varios jugadores disponen de unidades en la misma localización.</text:p>
      <text:p text:style-name="P52">Cuando hay combates en varias localizaciones, o varios jugadores tienen unidades a distancia aisladas, el primer jugador con unidades involucradas, según el orden de turno, decide el orden en el que se resuelven los combates.</text:p>
      <text:p text:style-name="P52">Esta etapa se realiza de una en una, ya que la resolución de un combate puede afectar al orden <text:span text:style-name="T65">del </text:span>siguiente.</text:p>
      <text:h text:style-name="P13" text:outline-level="3"><text:bookmark text:name="Orden-de-combate-iniciativa"/><text:bookmark-start text:name="__RefHeading___Toc3075_2405630879"/><text:span text:style-name="T63">Iniciativa (o</text:span>rden de combate<text:span text:style-name="T63">)</text:span><text:bookmark-end text:name="__RefHeading___Toc3075_2405630879"/></text:h>
      <text:p text:style-name="Text_20_body">El orden de ataque en la fase de combate se determina por la iniciativa de las unidades. Cuanta más iniciativa tenga una unidad, antes atacará. Una vez la pila de la unidad con mayor iniciativa haya atacado, resuelto los impactos y retiradas las bajas, el combate continúa en orden de iniciativa con la siguiente unidad, sin importar a qué jugador pertenezcan esas unidades.</text:p>
      <text:h text:style-name="Heading_20_4" text:outline-level="4"><text:bookmark-start text:name="__RefHeading___Toc7021_2433295208"/>Unidades a distancia<text:bookmark-end text:name="__RefHeading___Toc7021_2433295208"/></text:h>
      <text:p text:style-name="P53">Las unidades a distancia son aquellas que disponen de un valor de rango superior a 0. Este valor indica a cuántas localizaciones de distancia pueden atacar.</text:p>
      <text:p text:style-name="P53">Las unidades a distancia <text:span text:style-name="T66">que estén solas y no tengan unidades enemigas en su misma localización, son las últimas en atacar.</text:span></text:p>
      <text:p text:style-name="Text_20_body">El ataque de estas unidades funciona de manera similar al movimiento: solo pueden atacar localizaciones dentro de su rango y de forma ortogonal (es decir, arriba, abajo, izquierda o derecha), pero no pueden atacar localizaciones que estén en diagonal.</text:p>
      <text:p text:style-name="Text_20_body"><text:soft-page-break/><text:span text:style-name="T66">Los ataques a distancia</text:span> sigue<text:span text:style-name="T66">n</text:span> todas las reglas habituales de combate, incluyendo la resolución de impactos y asignación de bajas.</text:p>
      <text:h text:style-name="Heading_20_4" text:outline-level="4"><text:bookmark text:name="Empate-de-iniciativa"/><text:bookmark-start text:name="__RefHeading___Toc3077_2405630879"/>Empate de iniciativa<text:bookmark-end text:name="__RefHeading___Toc3077_2405630879"/></text:h>
      <text:p text:style-name="Text_20_body">Cuando dos o más unidades empatan por la inici<text:span text:style-name="T67">a</text:span>tiva, se resuelve siguiendo el siguiente criterio:</text:p>
      <text:list text:continue-numbering="true" text:style-name="List_20_1">
        <text:list-item>
          <text:p text:style-name="Lista_20_personalizada"><text:span text:style-name="Strong_20_Emphasis">Modificadores especiales:</text:span> Si alguna de las unidades tiene habilidades especiales o hechizos que modifiquen su iniciativa, estos se aplican antes de cualquier otro criterio. Por ejemplo, si una unidad tiene un hechizo que le otorga +1 a iniciativa, ese bono se tiene en cuenta antes de desempatar. </text:p>
        </text:list-item>
        <text:list-item>
          <text:p text:style-name="Lista_20_personalizada"><text:span text:style-name="Strong_20_Emphasis">Por tipo de unidad:</text:span> El desempate sigue esta prioridad: </text:p>
          <text:list>
            <text:list-item>
              <text:list>
                <text:list-item>
                  <text:p text:style-name="P25">Unidades <text:span text:style-name="Strong_20_Emphasis">voladoras</text:span> actúan antes que unidades de otros tipos. </text:p>
                </text:list-item>
                <text:list-item>
                  <text:p text:style-name="P25">Unidades <text:span text:style-name="Strong_20_Emphasis">mágicas</text:span> actúan después de las voladoras, pero antes que cualquier otra unidad. </text:p>
                </text:list-item>
                <text:list-item>
                  <text:p text:style-name="P25">Unidades <text:span text:style-name="Strong_20_Emphasis">únicas</text:span> actúan antes que las normales, pero después de las <text:span text:style-name="Strong_20_Emphasis">mágicas</text:span> y <text:span text:style-name="Strong_20_Emphasis">voladoras</text:span>. </text:p>
                </text:list-item>
                <text:list-item>
                  <text:p text:style-name="P25">Unidades normales (de cualquier tipo de terreno) actúan después de cualquier otro tipo de unidad. </text:p>
                </text:list-item>
              </text:list>
            </text:list-item>
          </text:list>
        </text:list-item>
        <text:list-item>
          <text:p text:style-name="Lista_20_personalizada"><text:span text:style-name="Strong_20_Emphasis">Por coste de las unidades:</text:span> Las unidades más caras tienen prioridad para actuar primero, ya que se considera que representan fuerzas más importantes o poderosas. </text:p>
        </text:list-item>
        <text:list-item>
          <text:p text:style-name="Lista_20_personalizada"><text:span text:style-name="Strong_20_Emphasis">Lanzamiento de dado:</text:span> Si todavía hay empate, se lanza un dado de seis caras (D6). El jugador que obtenga el número más alto actúa primero. En caso de empate en los resultados del dado, se repite el lanzamiento hasta que se resuelva. </text:p>
        </text:list-item>
      </text:list>
      <text:h text:style-name="P13" text:outline-level="3"><text:bookmark text:name="Ataques-y-lanzamiento-de-dados"/><text:bookmark-start text:name="__RefHeading___Toc3079_2405630879"/>Ataques<text:bookmark-end text:name="__RefHeading___Toc3079_2405630879"/></text:h>
      <text:p text:style-name="Text_20_body">Cada jugador lanza tantos dados de 6 caras como unidades del mismo tipo tenga <text:span text:style-name="T65">apiladas </text:span>en la localización. Para que un ataque sea exitoso (impacto), se debe obtener un valor igual o inferior al valor de ataque de la unidad.</text:p>
      <text:p text:style-name="P54">Esta tirada determina el número de impactos obtenidos por esa unidad.</text:p>
      <text:p text:style-name="Quotations"><text:span text:style-name="Emphasis"><text:span text:style-name="Strong_20_Emphasis"><text:span text:style-name="T61">Ejemplo:</text:span></text:span></text:span><text:span text:style-name="Emphasis"><text:span text:style-name="T61"> Si una unidad tiene un valor de ataque 3, entonces cualquier resultado de 3, 2 o 1 en los dados será considerado un impacto. </text:span></text:span><text:span text:style-name="Emphasis"><text:span text:style-name="T68">Una pila con 3 fichas lanzará 3 dados.</text:span></text:span></text:p>
      <text:h text:style-name="P55" text:outline-level="3"><text:bookmark text:name="Resolución-de-impactos"/><text:bookmark-start text:name="__RefHeading___Toc3081_2405630879"/>Asignación de bajas<text:bookmark-end text:name="__RefHeading___Toc3081_2405630879"/></text:h>
      <text:p text:style-name="Text_20_body">Cuando un jugador recibe impactos durante el combate, debe asignarlos a sus unidades siguiendo ciertas reglas:</text:p>
      <text:list text:continue-numbering="true" text:style-name="List_20_1">
        <text:list-item>
          <text:p text:style-name="Lista_20_personalizada"><text:span text:style-name="Strong_20_Emphasis">Prioridad de unidades más débiles:</text:span> Las unidades más baratas (en términos de coste) deben ser las primeras en recibir las bajas. Esto simula que las tropas de menor coste son las primeras en caer en el fragor de la batalla. </text:p>
        </text:list-item>
        <text:list-item>
          <text:p text:style-name="Lista_20_personalizada"><text:span text:style-name="Strong_20_Emphasis">Apilamiento de unidades:</text:span> Si varias unidades del mismo tipo están apiladas en la misma localización, el jugador puede decidir cómo distribuir los impactos entre las diferentes fichas, pero debe respetar siempre la prioridad de asignar los impactos a las unidades más baratas primero. </text:p>
        </text:list-item>
        <text:list-item>
          <text:p text:style-name="Lista_20_personalizada"><text:span text:style-name="Strong_20_Emphasis">Retiro de unidades derrotadas:</text:span> Cada vez que una unidad sufre una baja, su ficha se elimina de la localización, pero no se elimina del tablero hasta que el turno es completado. Esto se debe a que hay facciones, unidades y/o hechizos que interactúan con las unidades derrotadas. </text:p>
        </text:list-item>
      </text:list>
      <text:p text:style-name="Quotations"><text:soft-page-break/><text:span text:style-name="Emphasis"><text:span text:style-name="Strong_20_Emphasis"><text:span text:style-name="T61">Ejemplo:</text:span></text:span></text:span><text:span text:style-name="Emphasis"><text:span text:style-name="T61"> Un jugador tiene una pila de 4 unidades de esqueletos y otra pila de 2 unidades de momias (el coste de ambas unidades es el mismo). Cuando el jugador recibe 3 impactos, debe retirar las 3 unidades más débiles, comenzando por las de menor coste.</text:span></text:span></text:p>
      <text:h text:style-name="P13" text:outline-level="3"><text:bookmark text:name="Retirada-de-unidades"/><text:bookmark-start text:name="__RefHeading___Toc3083_2405630879"/>Retirada<text:bookmark-end text:name="__RefHeading___Toc3083_2405630879"/></text:h>
      <text:p text:style-name="Text_20_body">Cuando a una unidad le toque atacar según su iniciativa, el jugador puede optar por atacar o retirarse. Si decide retirarse, la unidad deberá usar su valor de movimiento, como si estuviera desplazándose. Sin embargo, solo puede retirarse a una localización adyacente, independientemente de cuánto movimiento tenga disponible. La localización de retirada debe estar libre de unidades enemigas.</text:p>
      <text:p text:style-name="Text_20_body">Pueden ser retiradas una o toda la pila de fichas de la misma unidad, pero en ningún caso podrá realizar las dos acciones (atacar y/o retirarse).</text:p>
      <text:p text:style-name="Quotations"><text:span text:style-name="Emphasis"><text:span text:style-name="Strong_20_Emphasis"><text:span text:style-name="T61">Ejemplo:</text:span></text:span></text:span><text:span text:style-name="Emphasis"><text:span text:style-name="T61"> Dispones de una unidad de esqueletos de 3 fichas. Puedes decidir retirar 2 unidades a una localización adyacente y dejar una ficha de un esqueleto en la localización actual; ese esqueleto ya no puede atacar este turno pero si puede recibir ataques.</text:span></text:span></text:p>
      <text:h text:style-name="P13" text:outline-level="3"><text:bookmark text:name="Finalización-del-combate"/><text:bookmark-start text:name="__RefHeading___Toc3085_2405630879"/>Finalización del combate<text:bookmark-end text:name="__RefHeading___Toc3085_2405630879"/></text:h>
      <text:p text:style-name="Text_20_body">El combate continúa hasta que todas las unidades de un jugador en esa localización han sido derrotadas o hasta que el jugador decide retirarse (si las reglas lo permiten). Las unidades sobrevivientes pueden continuar ocupando la localización o moverse en la siguiente fase de movimiento.</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criptualeW04-Bold" svg:font-family="ScriptualeW04-Bol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fo:text-align="justify" style:justify-single-word="fals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cm" fo:margin-bottom="0.199cm" style:contextual-spacing="false" fo:text-indent="0cm" style:auto-text-indent="false"/>
      <style:text-properties style:font-name="Liberation Serif" fo:font-family="'Liberation Serif'" style:font-family-generic="roman" style:font-pitch="variable" fo:font-size="20pt" fo:font-weight="bold" officeooo:rsid="00181524" style:font-name-asian="NSimSun1" style:font-family-asian="NSimSun"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49cm" fo:margin-bottom="0.101cm" style:contextual-spacing="false" fo:text-indent="0cm" style:auto-text-indent="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199cm" fo:margin-bottom="0.101cm" style:contextual-spacing="false" fo:text-indent="0cm" style:auto-text-indent="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5cm" fo:margin-bottom="0.101cm" style:contextual-spacing="false" fo:text-indent="0cm" style:auto-text-indent="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loext:graphic-properties draw:fill="none" draw:fill-color="#eeeeee"/>
      <style:paragraph-properties fo:margin-left="0cm" fo:margin-right="0cm" fo:margin-top="0cm" fo:margin-bottom="0.499cm" style:contextual-spacing="false" fo:text-align="justify" style:justify-single-word="false" fo:text-indent="0cm" style:auto-text-indent="false" fo:background-color="transparent" fo:padding="0.199cm" fo:border="0.06pt solid #808080" style:shadow="#cccccc 0.101cm 0.101cm"/>
    </style:style>
    <style:style style:name="Lista_20_personalizada" style:display-name="Lista personalizada" style:family="paragraph" style:parent-style-name="Text_20_body" style:list-style-name="List_20_1">
      <style:paragraph-properties fo:margin-left="0.499cm" fo:margin-top="0cm" fo:margin-bottom="0.101cm" style:contextual-spacing="false" fo:text-indent="-0.4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21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999999" loext:opacity="100%" style:font-name="ScriptualeW04-Bold" fo:font-size="16pt" fo:font-style="italic" officeooo:rsid="001c558e" officeooo:paragraph-rsid="001c558e" style:font-size-asian="16pt" style:font-style-asian="italic" style:font-size-complex="16pt" style:font-style-complex="italic"/>
    </style:style>
    <style:style style:name="MP2" style:family="paragraph" style:parent-style-name="Footer">
      <style:paragraph-properties fo:text-align="center" style:justify-single-word="false"/>
      <style:text-properties fo:color="#999999" loext:opacity="100%" style:font-name="ScriptualeW04-Bold" fo:font-size="16pt" style:font-size-asian="16pt" style:font-size-complex="16pt"/>
    </style:style>
    <style:style style:name="MT1" style:family="text">
      <style:text-properties officeooo:rsid="005814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9cm">
          <style:column style:rel-width="32767*" fo:start-indent="0cm" fo:end-indent="0.45cm"/>
          <style:column style:rel-width="32768*" fo:start-indent="0.45cm" fo:end-indent="0cm"/>
        </style:columns>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pen Wars – <text:span text:style-name="MT1">Libro de </text:span>Regla<text:span text:style-name="MT1">s</text:span> v1.0</text:p>
      </style:header>
      <style:footer>
        <text:p text:style-name="MP2"><text:bookmark-start text:name="PageNumWizard_FOOTER_Estilo de página predeterminado3"/><text:page-number text:select-page="current">11</text:page-number><text:bookmark-end text:name="PageNumWizard_FOOTER_Estilo de página predeterminado3"/></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1T23:49:08.871000000</meta:creation-date>
    <dc:date>2025-02-16T17:04:02.836000000</dc:date>
    <meta:editing-duration>PT20H15M38S</meta:editing-duration>
    <meta:editing-cycles>50</meta:editing-cycles>
    <meta:generator>LibreOffice/24.8.6.2$Windows_X86_64 LibreOffice_project/6d98ba145e9a8a39fc57bcc76981d1fb1316c60c</meta:generator>
    <meta:print-date>2025-02-12T12:08:42.224000000</meta:print-date>
    <meta:printed-by>Archivos PDF</meta:printed-by>
    <meta:document-statistic meta:table-count="0" meta:image-count="0" meta:object-count="0" meta:page-count="20" meta:paragraph-count="332" meta:word-count="6382" meta:character-count="38894" meta:non-whitespace-character-count="32892"/>
  </office:meta>
</office:document-meta>
</file>